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4C0000019DA8493AEF.jpg"/>
  <manifest:file-entry manifest:media-type="image/jpeg" manifest:full-path="Pictures/10000000000002580000007019806B5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2" style:family="graphic" style:parent-style-name="standard" style:list-style-name="L10">
      <style:graphic-properties draw:stroke="solid" svg:stroke-width="0.035cm" svg:stroke-color="#000000" draw:stroke-linejoin="miter" draw:fill="solid" draw:fill-color="#feffda" draw:textarea-horizontal-align="justify" draw:textarea-vertical-align="middle" draw:auto-grow-height="false" fo:padding-top="0.13cm" fo:padding-bottom="0.13cm" fo:padding-left="0.25cm" fo:padding-right="0.25cm" fo:wrap-option="wrap" draw:shadow="visible" draw:shadow-offset-x="0.035cm" draw:shadow-offset-y="0.035cm" draw:shadow-color="#808080"/>
    </style:style>
    <style:style style:name="gr3" style:family="graphic">
      <style:graphic-properties style:protect="size"/>
    </style:style>
    <style:style style:name="gr4" style:family="graphic" style:parent-style-name="standard">
      <style:graphic-properties svg:stroke-width="0.1cm" draw:marker-start-width="0.45cm" draw:marker-end-width="0.45cm" draw:fill="solid" draw:fill-color="#ffcc99" draw:textarea-horizontal-align="center" draw:textarea-vertical-align="middle" fo:padding-top="0.175cm" fo:padding-bottom="0.175cm" fo:padding-left="0.3cm" fo:padding-right="0.3cm"/>
    </style:style>
    <style:style style:name="gr5"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gr6" style:family="graphic" style:parent-style-name="standard">
      <style:graphic-properties svg:stroke-width="0.1cm" draw:marker-start-width="0.45cm" draw:marker-end-width="0.45cm" draw:fill="none" draw:textarea-horizontal-align="center" draw:textarea-vertical-align="middle" fo:padding-top="0.175cm" fo:padding-bottom="0.175cm" fo:padding-left="0.3cm" fo:padding-right="0.3cm"/>
    </style:style>
    <style:style style:name="gr7" style:family="graphic" style:parent-style-name="standard">
      <style:graphic-properties draw:stroke="none" svg:stroke-width="0.1cm" svg:stroke-color="#000000" draw:marker-start-width="0.45cm" draw:marker-end-width="0.45cm" draw:fill="none" draw:fill-color="#ffffff" draw:auto-grow-height="true" draw:auto-grow-width="false" fo:max-height="0cm" fo:min-height="0cm" fo:padding-top="0.175cm" fo:padding-bottom="0.175cm" fo:padding-left="0.3cm" fo:padding-right="0.3cm"/>
    </style:style>
    <style:style style:name="gr8" style:family="graphic" style:parent-style-name="standard">
      <style:graphic-properties svg:stroke-width="0.1cm" draw:marker-start-width="0.45cm" draw:marker-end-width="0.45cm" draw:fill-color="#ffff99" draw:textarea-vertical-align="middle" draw:auto-grow-height="false" fo:min-height="0cm" fo:min-width="0cm" fo:padding-top="0.175cm" fo:padding-bottom="0.175cm" fo:padding-left="0.3cm" fo:padding-right="0.3cm"/>
    </style:style>
    <style:style style:name="gr9" style:family="graphic" style:parent-style-name="standard">
      <style:graphic-properties svg:stroke-width="0.1cm" draw:marker-start-width="0.45cm" draw:marker-end-width="0.45cm" draw:fill-color="#7da647" draw:textarea-horizontal-align="justify" draw:textarea-vertical-align="middle" draw:auto-grow-height="false" fo:padding-top="0.175cm" fo:padding-bottom="0.175cm" fo:padding-left="0.3cm" fo:padding-right="0.3cm"/>
    </style:style>
    <style:style style:name="gr10" style:family="graphic" style:parent-style-name="standard">
      <style:graphic-properties svg:stroke-width="0.1cm" draw:marker-start-width="0.45cm" draw:marker-end-width="0.45cm" draw:fill-color="#aecf00" draw:textarea-vertical-align="middle" draw:auto-grow-height="false" fo:min-height="0cm" fo:min-width="0cm"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3.711cm" fo:min-width="1.379cm"/>
    </style:style>
    <style:style style:name="gr13" style:family="graphic" style:parent-style-name="standard">
      <style:graphic-properties draw:stroke="solid" svg:stroke-width="0.05cm" svg:stroke-color="#008000" draw:marker-start-width="0.38cm" draw:marker-end-width="0.38cm" draw:fill="solid" draw:fill-color="#ffffff" draw:textarea-horizontal-align="left" draw:auto-grow-height="true" draw:auto-grow-width="true" fo:min-height="0.712cm" fo:min-width="0cm" fo:padding-top="0.15cm" fo:padding-bottom="0.15cm" fo:padding-left="0.275cm" fo:padding-right="0.275cm"/>
    </style:style>
    <style:style style:name="gr14" style:family="graphic" style:parent-style-name="standard">
      <style:graphic-properties draw:stroke="solid" svg:stroke-width="0.05cm" svg:stroke-color="#ff420e" draw:marker-start-width="0.38cm" draw:marker-end-width="0.38cm" draw:fill="solid" draw:fill-color="#ffffff" draw:textarea-horizontal-align="left" draw:auto-grow-height="true" draw:auto-grow-width="true" fo:min-height="2.541cm" fo:min-width="0cm" fo:padding-top="0.15cm" fo:padding-bottom="0.15cm" fo:padding-left="0.275cm" fo:padding-right="0.275cm"/>
    </style:style>
    <style:style style:name="gr15" style:family="graphic" style:parent-style-name="standard">
      <style:graphic-properties draw:stroke="solid" svg:stroke-width="0.05cm" svg:stroke-color="#008000" draw:marker-start-width="0.38cm" draw:marker-end-width="0.38cm" draw:fill="solid" draw:fill-color="#ffffff" draw:textarea-horizontal-align="left" draw:auto-grow-height="true" draw:auto-grow-width="true" fo:min-height="0.712cm" fo:min-width="18.249cm" fo:padding-top="0.15cm" fo:padding-bottom="0.15cm" fo:padding-left="0.275cm" fo:padding-right="0.275cm"/>
    </style:style>
    <style:style style:name="gr16" style:family="graphic" style:parent-style-name="standard">
      <style:graphic-properties draw:stroke="solid" svg:stroke-width="0.05cm" svg:stroke-color="#dc2300" draw:marker-start-width="0.39cm" draw:marker-end-width="0.39cm" draw:fill="solid" draw:fill-color="#ffffff" draw:textarea-horizontal-align="left" draw:auto-grow-height="true" draw:auto-grow-width="true" fo:min-height="0.889cm" fo:min-width="18.699cm" fo:padding-top="0.15cm" fo:padding-bottom="0.15cm" fo:padding-left="0.275cm" fo:padding-right="0.275cm"/>
    </style:style>
    <style:style style:name="gr17" style:family="graphic" style:parent-style-name="standard" style:list-style-name="L10">
      <style:graphic-properties draw:stroke="solid" svg:stroke-width="0.035cm" svg:stroke-color="#000000" draw:stroke-linejoin="miter" draw:fill="solid" draw:fill-color="#feffda" draw:textarea-horizontal-align="justify" draw:textarea-vertical-align="middle" draw:auto-grow-height="false" fo:padding-top="0.13cm" fo:padding-bottom="0.13cm" fo:padding-left="0.25cm" fo:padding-right="0.25cm" fo:wrap-option="wrap" draw:shadow="visible" draw:shadow-offset-x="0.035cm" draw:shadow-offset-y="0.035cm" draw:shadow-color="#808080"/>
    </style:style>
    <style:style style:name="gr18" style:family="graphic" style:parent-style-name="standard" style:list-style-name="L10">
      <style:graphic-properties draw:stroke="solid" svg:stroke-width="0.035cm" svg:stroke-color="#000000" draw:stroke-linejoin="miter" draw:fill="solid" draw:fill-color="#feffda" draw:textarea-horizontal-align="justify" draw:textarea-vertical-align="middle" draw:auto-grow-height="false" fo:padding-top="0.13cm" fo:padding-bottom="0.13cm" fo:padding-left="0.25cm" fo:padding-right="0.25cm" fo:wrap-option="wrap" draw:shadow="visible" draw:shadow-offset-x="0.035cm" draw:shadow-offset-y="0.035cm" draw:shadow-color="#808080"/>
    </style:style>
    <style:style style:name="gr19" style:family="graphic" style:parent-style-name="standard" style:list-style-name="L10">
      <style:graphic-properties draw:stroke="solid" svg:stroke-width="0.035cm" svg:stroke-color="#000000" draw:stroke-linejoin="miter" draw:fill="solid" draw:fill-color="#feffda" draw:textarea-horizontal-align="justify" draw:textarea-vertical-align="middle" draw:auto-grow-height="false" fo:padding-top="0.13cm" fo:padding-bottom="0.13cm" fo:padding-left="0.25cm" fo:padding-right="0.25cm" fo:wrap-option="wrap" draw:shadow="visible" draw:shadow-offset-x="0.035cm" draw:shadow-offset-y="0.035cm" draw:shadow-color="#808080"/>
    </style:style>
    <style:style style:name="gr20" style:family="graphic" style:parent-style-name="standard" style:list-style-name="L10">
      <style:graphic-properties draw:stroke="solid" svg:stroke-width="0.035cm" svg:stroke-color="#000000" draw:stroke-linejoin="miter" draw:fill="solid" draw:fill-color="#feffda" draw:textarea-horizontal-align="justify" draw:textarea-vertical-align="middle" draw:auto-grow-height="false" fo:padding-top="0.13cm" fo:padding-bottom="0.13cm" fo:padding-left="0.25cm" fo:padding-right="0.25cm" fo:wrap-option="wrap" draw:shadow="visible" draw:shadow-offset-x="0.035cm" draw:shadow-offset-y="0.035cm" draw:shadow-color="#808080"/>
    </style:style>
    <style:style style:name="gr21" style:family="graphic" style:parent-style-name="standard" style:list-style-name="L10">
      <style:graphic-properties draw:stroke="solid" svg:stroke-width="0.035cm" svg:stroke-color="#000000" draw:stroke-linejoin="miter" draw:fill="solid" draw:fill-color="#feffda" draw:textarea-horizontal-align="justify" draw:textarea-vertical-align="middle" draw:auto-grow-height="false" fo:padding-top="0.13cm" fo:padding-bottom="0.13cm" fo:padding-left="0.25cm" fo:padding-right="0.25cm" fo:wrap-option="wrap" draw:shadow="visible" draw:shadow-offset-x="0.035cm" draw:shadow-offset-y="0.035cm" draw:shadow-color="#808080"/>
    </style:style>
    <style:style style:name="gr22" style:family="graphic" style:parent-style-name="standard" style:list-style-name="L10">
      <style:graphic-properties draw:stroke="solid" svg:stroke-width="0.035cm" svg:stroke-color="#000000" draw:stroke-linejoin="miter" draw:fill="solid" draw:fill-color="#feffda" draw:textarea-horizontal-align="justify" draw:textarea-vertical-align="middle" draw:auto-grow-height="false" fo:padding-top="0.13cm" fo:padding-bottom="0.13cm" fo:padding-left="0.25cm" fo:padding-right="0.25cm" fo:wrap-option="wrap" draw:shadow="visible" draw:shadow-offset-x="0.035cm" draw:shadow-offset-y="0.035cm" draw:shadow-color="#808080"/>
    </style:style>
    <style:style style:name="gr23" style:family="graphic" style:parent-style-name="standard" style:list-style-name="L10">
      <style:graphic-properties draw:stroke="solid" svg:stroke-width="0.035cm" svg:stroke-color="#000000" draw:stroke-linejoin="miter" draw:fill="solid" draw:fill-color="#feffda" draw:textarea-horizontal-align="justify" draw:textarea-vertical-align="middle" draw:auto-grow-height="false" fo:padding-top="0.13cm" fo:padding-bottom="0.13cm" fo:padding-left="0.25cm" fo:padding-right="0.25cm" fo:wrap-option="wrap" draw:shadow="visible" draw:shadow-offset-x="0.035cm" draw:shadow-offset-y="0.035cm" draw:shadow-color="#808080"/>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2.922cm" fo:min-width="0cm" fo:padding-top="0.127cm" fo:padding-bottom="0.127cm" fo:padding-left="0.254cm" fo:padding-right="0.254cm" fo:wrap-option="wrap" draw:shadow="hidden" draw:shadow-color="#808080"/>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4.616cm" fo:min-width="0cm" fo:padding-top="0.127cm" fo:padding-bottom="0.127cm" fo:padding-left="0.254cm" fo:padding-right="0.254cm" fo:wrap-option="wrap" draw:shadow="hidden" draw:shadow-color="#808080"/>
    </style:style>
    <style:style style:name="pr3" style:family="presentation" style:parent-style-name="Title1-notes">
      <style:graphic-properties draw:stroke="none" draw:fill="none" draw:fill-color="#ffffff" draw:auto-grow-height="true" fo:min-height="12.001cm" draw:shadow="hidden"/>
    </style:style>
    <style:style style:name="pr4"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5" style:family="presentation" style:parent-style-name="Default-title">
      <style:graphic-properties draw:stroke="none" draw:fill="none" draw:fill-color="#bbe0e3" draw:textarea-horizontal-align="justify" draw:textarea-vertical-align="top" draw:auto-grow-height="true" draw:auto-grow-width="false" fo:min-height="2.499cm" fo:min-width="0cm" fo:padding-top="0.127cm" fo:padding-bottom="0.127cm" fo:padding-left="0.254cm" fo:padding-right="0.254cm" fo:wrap-option="no-wrap" draw:shadow="hidden"/>
    </style:style>
    <style:style style:name="pr6" style:family="presentation" style:parent-style-name="Default-notes">
      <style:graphic-properties draw:stroke="none" draw:fill="none" draw:fill-color="#ffffff" draw:auto-grow-height="true" fo:min-height="12.001cm" draw:shadow="hidden"/>
    </style:style>
    <style:style style:name="pr7" style:family="presentation" style:parent-style-name="Default-outline1" style:list-style-name="L5">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8"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9"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0" style:family="presentation" style:parent-style-name="Default-notes">
      <style:graphic-properties draw:fill-color="#ffffff" fo:min-height="11.75cm"/>
    </style:style>
    <style:style style:name="pr11"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2"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3" style:family="presentation" style:parent-style-name="Default-outline1" style:list-style-name="L4">
      <style:graphic-properties draw:stroke="none" draw:fill="none" draw:fill-color="#ffffff" draw:textarea-horizontal-align="justify" draw:textarea-vertical-align="top" draw:auto-grow-height="true" draw:auto-grow-width="false" fo:min-height="7.367cm" fo:min-width="0cm" fo:padding-top="0.127cm" fo:padding-bottom="0.127cm" fo:padding-left="0.254cm" fo:padding-right="0.254cm" fo:wrap-option="wrap" draw:shadow="hidden"/>
    </style:style>
    <style:style style:name="pr14" style:family="presentation" style:parent-style-name="Default-outline1" style:list-style-name="L4">
      <style:graphic-properties draw:stroke="none" draw:fill="none" draw:fill-color="#ffffff" draw:textarea-horizontal-align="justify" draw:textarea-vertical-align="top" draw:auto-grow-height="true" draw:auto-grow-width="false" fo:min-height="3.929cm" fo:min-width="0cm" fo:padding-top="0.127cm" fo:padding-bottom="0.127cm" fo:padding-left="0.254cm" fo:padding-right="0.254cm" fo:wrap-option="wrap" draw:shadow="hidden"/>
    </style:style>
    <style:style style:name="pr15"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6" style:family="presentation" style:parent-style-name="Default-outline1" style:list-style-name="L4">
      <style:graphic-properties draw:stroke="none" draw:fill="none" draw:fill-color="#ffffff" draw:textarea-horizontal-align="justify" draw:textarea-vertical-align="top" draw:auto-grow-height="true" draw:auto-grow-width="false" fo:min-height="7.367cm" fo:min-width="0cm" fo:padding-top="0.127cm" fo:padding-bottom="0.127cm" fo:padding-left="0.254cm" fo:padding-right="0.254cm" fo:wrap-option="wrap" draw:shadow="hidden"/>
    </style:style>
    <style:style style:name="pr17" style:family="presentation" style:parent-style-name="Default-outline1" style:list-style-name="L4">
      <style:graphic-properties draw:stroke="none" draw:fill="none" draw:fill-color="#ffffff" draw:textarea-horizontal-align="justify" draw:textarea-vertical-align="top" draw:auto-grow-height="true" draw:auto-grow-width="false" fo:min-height="7.367cm" fo:min-width="0cm" fo:padding-top="0.127cm" fo:padding-bottom="0.127cm" fo:padding-left="0.254cm" fo:padding-right="0.254cm" fo:wrap-option="wrap" draw:shadow="hidden"/>
    </style:style>
    <style:style style:name="pr18"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9" style:family="presentation" style:parent-style-name="Default-outline1" style:list-style-name="L8">
      <style:graphic-properties draw:auto-grow-height="true" fo:min-height="12.574cm"/>
    </style:style>
    <style:style style:name="pr20"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1" style:family="presentation" style:parent-style-name="Default-outline1">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2"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3"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4"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5"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6"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7" style:family="presentation" style:parent-style-name="Default-outline1" style:list-style-name="L4">
      <style:graphic-properties draw:stroke="none" draw:fill="none" draw:fill-color="#ffffff" draw:textarea-horizontal-align="justify" draw:textarea-vertical-align="top" draw:auto-grow-height="true" draw:auto-grow-width="false" fo:min-height="7.367cm" fo:min-width="0cm" fo:padding-top="0.127cm" fo:padding-bottom="0.127cm" fo:padding-left="0.254cm" fo:padding-right="0.254cm" fo:wrap-option="wrap" draw:shadow="hidden"/>
    </style:style>
    <style:style style:name="pr28" style:family="presentation" style:parent-style-name="Default-outline1" style:list-style-name="L4">
      <style:graphic-properties draw:stroke="none" draw:fill="none" draw:fill-color="#ffffff" draw:textarea-horizontal-align="justify" draw:textarea-vertical-align="top" draw:auto-grow-height="true" draw:auto-grow-width="false" fo:min-height="7.367cm" fo:min-width="0cm" fo:padding-top="0.127cm" fo:padding-bottom="0.127cm" fo:padding-left="0.254cm" fo:padding-right="0.254cm" fo:wrap-option="wrap" draw:shadow="hidden"/>
    </style:style>
    <style:style style:name="pr29" style:family="presentation" style:parent-style-name="Default-outline1" style:list-style-name="L4">
      <style:graphic-properties draw:stroke="none" draw:fill="none" draw:fill-color="#ffffff" draw:textarea-horizontal-align="justify" draw:textarea-vertical-align="top" draw:auto-grow-height="true" draw:auto-grow-width="false" fo:min-height="7.367cm" fo:min-width="0cm" fo:padding-top="0.127cm" fo:padding-bottom="0.127cm" fo:padding-left="0.254cm" fo:padding-right="0.254cm" fo:wrap-option="wrap" draw:shadow="hidden"/>
    </style:style>
    <style:style style:name="pr30"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1"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2"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3"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4"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5"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6"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7"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8"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76cm" fo:margin-bottom="0cm" fo:text-indent="0cm"/>
    </style:style>
    <style:style style:name="P4" style:family="paragraph">
      <style:paragraph-properties fo:margin-left="0cm" fo:margin-right="0cm" fo:text-align="end" fo:text-indent="0cm"/>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fo:margin-top="0.211cm" fo:margin-bottom="0cm" fo:text-indent="0cm"/>
    </style:style>
    <style:style style:name="P8" style:family="paragraph">
      <style:paragraph-properties fo:margin-left="0cm" fo:margin-right="0cm" fo:margin-top="0.211cm" fo:margin-bottom="0cm" fo:text-indent="0cm" style:writing-mode="lr-tb"/>
    </style:style>
    <style:style style:name="P9" style:family="paragraph">
      <style:paragraph-properties fo:margin-left="0cm" fo:margin-right="0cm" fo:text-align="end" fo:text-indent="0cm" style:writing-mode="lr-tb"/>
      <style:text-properties fo:font-size="24pt"/>
    </style:style>
    <style:style style:name="P10" style:family="paragraph">
      <style:paragraph-properties fo:margin-left="0cm" fo:margin-right="0cm" fo:text-indent="0cm"/>
      <style:text-properties fo:font-size="12pt"/>
    </style:style>
    <style:style style:name="P11" style:family="paragraph">
      <style:paragraph-properties style:text-autospace="none"/>
    </style:style>
    <style:style style:name="P12" style:family="paragraph">
      <style:paragraph-properties text:enable-numbering="false" fo:margin-left="0cm" fo:margin-right="0cm" fo:margin-top="0cm" fo:margin-bottom="0cm" fo:line-height="100%" fo:text-align="start" fo:text-indent="0cm" style:punctuation-wrap="hanging" style:line-break="strict" style:writing-mode="lr-tb"/>
      <style:text-properties fo:font-family="Arial" style:font-family-generic="swiss" style:font-pitch="variable" fo:font-size="16pt" style:font-size-asian="16pt" style:font-size-complex="16pt"/>
    </style:style>
    <style:style style:name="P13" style:family="paragraph">
      <style:paragraph-properties fo:margin-left="0cm" fo:margin-right="0cm" fo:margin-top="0.211cm" fo:margin-bottom="0cm" fo:text-indent="0cm" style:writing-mode="lr-tb"/>
      <style:text-properties fo:font-family="Verdana" style:font-family-generic="swiss" style:font-pitch="variable"/>
    </style:style>
    <style:style style:name="P14" style:family="paragraph">
      <style:paragraph-properties fo:margin-left="0cm" fo:margin-right="0cm" fo:margin-top="0.211cm" fo:margin-bottom="0cm" fo:text-indent="0cm" style:writing-mode="lr-tb"/>
      <style:text-properties fo:font-family="Verdana" style:font-family-generic="swiss" style:font-pitch="variable" fo:font-size="20pt" style:font-size-asian="20pt" style:font-size-complex="20pt"/>
    </style:style>
    <style:style style:name="P15" style:family="paragraph">
      <style:paragraph-properties fo:margin-left="0cm" fo:margin-right="0cm" fo:margin-top="0.211cm" fo:margin-bottom="0cm" fo:text-indent="0cm" style:writing-mode="lr-tb"/>
      <style:text-properties fo:font-family="Verdana" style:font-family-generic="swiss" style:font-pitch="variable" fo:font-size="16pt" style:font-size-asian="16pt" style:font-size-complex="16pt"/>
    </style:style>
    <style:style style:name="P16" style:family="paragraph">
      <style:text-properties fo:font-family="Arial" style:font-family-generic="swiss" style:font-pitch="variable" fo:font-size="24pt" fo:font-weight="bold" style:font-weight-asian="bold" style:font-weight-complex="bold"/>
    </style:style>
    <style:style style:name="P17" style:family="paragraph">
      <style:paragraph-properties fo:text-align="center"/>
    </style:style>
    <style:style style:name="P18" style:family="paragraph">
      <style:paragraph-properties fo:text-align="center"/>
      <style:text-properties fo:font-family="Arial" style:font-family-generic="swiss" style:font-pitch="variable" fo:font-size="24pt"/>
    </style:style>
    <style:style style:name="P19" style:family="paragraph">
      <style:text-properties fo:font-size="20pt" fo:font-weight="normal" style:font-size-asian="20pt" style:font-weight-asian="normal" style:font-size-complex="20pt" style:font-weight-complex="normal"/>
    </style:style>
    <style:style style:name="P20" style:family="paragraph">
      <style:text-properties fo:font-size="12pt"/>
    </style:style>
    <style:style style:name="P21" style:family="paragraph">
      <style:text-properties fo:color="#ff0000" fo:font-family="Verdana" style:font-family-generic="swiss" style:font-pitch="variable" fo:font-size="88pt" style:font-size-asian="88pt" style:font-size-complex="88pt"/>
    </style:style>
    <style:style style:name="P22" style:family="paragraph">
      <style:text-properties fo:color="#008000" fo:font-family="Arial" style:font-family-generic="swiss" style:font-pitch="variable" fo:font-size="20pt" fo:font-weight="normal" style:font-size-asian="20pt" style:font-weight-asian="normal" style:font-size-complex="20pt" style:font-weight-complex="normal"/>
    </style:style>
    <style:style style:name="P23" style:family="paragraph">
      <style:text-properties fo:color="#ff420e" fo:font-family="Arial" style:font-family-generic="swiss" style:font-pitch="variable" fo:font-size="20pt" fo:font-weight="normal" style:font-size-asian="20pt" style:font-weight-asian="normal" style:font-size-complex="20pt" style:font-weight-complex="normal"/>
    </style:style>
    <style:style style:name="P24" style:family="paragraph">
      <style:paragraph-properties fo:margin-left="0cm" fo:margin-right="0cm" fo:margin-top="0.211cm" fo:margin-bottom="0cm" fo:text-indent="0cm" style:writing-mode="lr-tb"/>
      <style:text-properties fo:font-family="Verdana" style:font-family-generic="swiss" style:font-pitch="variable" fo:font-size="24pt" style:font-size-asian="24pt" style:font-size-complex="24pt"/>
    </style:style>
    <style:style style:name="P25" style:family="paragraph">
      <style:paragraph-properties fo:margin-left="0.952cm" fo:margin-right="0cm" fo:text-indent="-0.952cm" style:writing-mode="lr-tb"/>
    </style:style>
    <style:style style:name="P26" style:family="paragraph">
      <style:paragraph-properties fo:margin-left="0cm" fo:margin-right="0cm" fo:text-indent="0cm" style:writing-mode="lr-tb"/>
      <style:text-properties fo:font-size="20pt" style:font-size-asian="20pt" style:font-size-complex="20pt"/>
    </style:style>
    <style:style style:name="P27" style:family="paragraph">
      <style:text-properties fo:color="#008000" fo:font-family="Arial" style:font-family-generic="swiss" style:font-pitch="variable" fo:font-size="18pt" fo:font-weight="bold" style:font-size-asian="18pt" style:font-weight-asian="bold" style:font-size-complex="18pt" style:font-weight-complex="bold"/>
    </style:style>
    <style:style style:name="P28" style:family="paragraph">
      <style:text-properties fo:color="#dc2300" fo:font-family="Arial" style:font-family-generic="swiss" style:font-pitch="variable" fo:font-size="18pt" fo:font-weight="bold" style:font-size-asian="18pt" style:font-weight-asian="bold" style:font-size-complex="18pt" style:font-weight-complex="bold"/>
    </style:style>
    <style:style style:name="P29" style:family="paragraph">
      <style:paragraph-properties fo:margin-left="0cm" fo:margin-right="0cm" fo:margin-top="0cm" fo:margin-bottom="0cm" fo:line-height="100%" fo:text-align="start" fo:text-indent="0cm"/>
    </style:style>
    <style:style style:name="P30" style:family="paragraph">
      <style:paragraph-properties text:enable-numbering="false" fo:margin-left="0cm" fo:margin-right="0cm" fo:margin-top="0cm" fo:margin-bottom="0cm" fo:line-height="100%" fo:text-align="start" fo:text-indent="0cm" style:punctuation-wrap="hanging" style:line-break="strict" style:writing-mode="lr-tb"/>
      <style:text-properties fo:font-family="Arial" style:font-family-generic="swiss" style:font-pitch="variable" fo:font-size="24pt"/>
    </style:style>
    <style:style style:name="P31" style:family="paragraph">
      <style:paragraph-properties text:enable-numbering="false" fo:margin-left="0cm" fo:margin-right="0cm" fo:margin-top="0cm" fo:margin-bottom="0cm" fo:line-height="100%" fo:text-align="start" fo:text-indent="0cm" style:text-autospace="none" style:punctuation-wrap="hanging" style:line-break="strict" style:writing-mode="lr-tb"/>
      <style:text-properties fo:color="#000000" fo:font-family="Arial" style:font-family-generic="swiss" style:font-pitch="variable"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P32"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T1" style:family="text">
      <style:text-properties fo:color="#1e481f" fo:font-size="36pt" style:font-size-asian="36pt" style:font-size-complex="36pt"/>
    </style:style>
    <style:style style:name="T2" style:family="text">
      <style:text-properties fo:font-size="13pt" fo:language="en" fo:country="US" style:font-size-asian="13pt" style:font-size-complex="13pt"/>
    </style:style>
    <style:style style:name="T3" style:family="text">
      <style:text-properties fo:language="en" fo:country="US" fo:font-weight="bold" style:font-weight-asian="bold" style:font-weight-complex="bold"/>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T6" style:family="text">
      <style:text-properties fo:color="#7f0055" style:text-outline="false" style:text-line-through-style="none" style:text-position="0% 100%" fo:font-family="Arial"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style>
    <style:style style:name="T7" style:family="text">
      <style:text-properties fo:color="#000000" style:text-outline="false" style:text-line-through-style="none" style:text-position="0% 100%" fo:font-family="Arial" style:font-family-generic="swiss" style:font-pitch="variable" fo:font-size="16pt" fo:font-style="normal" fo:text-shadow="none" style:text-underline-style="none" style:font-family-asian="'Courier New'" style:font-family-generic-asian="modern" style:font-pitch-asian="fixed" style:font-size-asian="16pt" style:font-style-asian="normal" style:font-family-complex="'Courier New'" style:font-family-generic-complex="modern" style:font-pitch-complex="fixed" style:font-size-complex="16pt" style:font-style-complex="normal" style:text-emphasize="none" style:font-relief="none"/>
    </style:style>
    <style:style style:name="T8" style:family="text">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text-emphasize="none" style:font-relief="none"/>
    </style:style>
    <style:style style:name="T9" style:family="text">
      <style:text-properties fo:font-family="Verdana" style:font-family-generic="swiss" style:font-pitch="variable" fo:language="en" fo:country="US" fo:font-weight="normal" style:font-weight-asian="normal" style:font-weight-complex="normal"/>
    </style:style>
    <style:style style:name="T10" style:family="text">
      <style:text-properties fo:font-family="Verdana" style:font-family-generic="swiss" style:font-pitch="variable"/>
    </style:style>
    <style:style style:name="T11" style:family="text">
      <style:text-properties fo:font-family="Verdana" style:font-family-generic="swiss" style:font-pitch="variable" fo:font-style="normal" fo:font-weight="bold" style:font-style-asian="normal" style:font-weight-asian="bold" style:font-style-complex="normal" style:font-weight-complex="bold"/>
    </style:style>
    <style:style style:name="T12" style:family="text">
      <style:text-properties fo:font-family="Verdana" style:font-family-generic="swiss" style:font-pitch="variable" fo:font-size="16pt" style:font-size-asian="16pt" style:font-size-complex="16pt"/>
    </style:style>
    <style:style style:name="T13" style:family="text">
      <style:text-properties fo:font-family="Verdana" style:font-family-generic="swiss" style:font-pitch="variable" fo:font-weight="normal" style:font-weight-asian="normal" style:font-weight-complex="normal"/>
    </style:style>
    <style:style style:name="T14" style:family="text">
      <style:text-properties fo:font-family="Verdana" style:font-family-generic="swiss" style:font-pitch="variable" fo:font-weight="bold" style:font-weight-asian="bold" style:font-weight-complex="bold"/>
    </style:style>
    <style:style style:name="T15" style:family="text">
      <style:text-properties fo:font-family="Verdana" style:font-family-generic="swiss" style:font-pitch="variable" fo:font-size="20pt" fo:language="en" fo:country="US" fo:font-weight="normal" style:font-size-asian="20pt" style:font-weight-asian="normal" style:font-size-complex="20pt" style:font-weight-complex="normal"/>
    </style:style>
    <style:style style:name="T16" style:family="text">
      <style:text-properties fo:font-family="Verdana" style:font-family-generic="swiss" style:font-pitch="variable" fo:font-size="20pt" fo:language="en" fo:country="US" fo:font-style="italic" fo:font-weight="normal" style:font-size-asian="20pt" style:font-style-asian="italic" style:font-weight-asian="normal" style:font-size-complex="20pt" style:font-style-complex="italic" style:font-weight-complex="normal"/>
    </style:style>
    <style:style style:name="T17" style:family="text">
      <style:text-properties fo:font-family="Verdana" style:font-family-generic="swiss" style:font-pitch="variable" fo:font-size="16pt" fo:language="en" fo:country="US" fo:font-weight="normal" style:font-size-asian="16pt" style:font-weight-asian="normal" style:font-size-complex="16pt" style:font-weight-complex="normal"/>
    </style:style>
    <style:style style:name="T18" style:family="text">
      <style:text-properties fo:font-family="Verdana" style:font-family-generic="swiss" style:font-pitch="variable" fo:font-size="20pt" style:font-size-asian="20pt" style:font-size-complex="20pt"/>
    </style:style>
    <style:style style:name="T19" style:family="text">
      <style:text-properties fo:font-family="Verdana" style:font-family-generic="swiss" style:font-pitch="variable" fo:font-size="12pt" fo:language="en" fo:country="US" fo:font-weight="normal" style:font-size-asian="12pt" style:font-weight-asian="normal" style:font-size-complex="12pt" style:font-weight-complex="normal"/>
    </style:style>
    <style:style style:name="T20" style:family="text">
      <style:text-properties fo:font-family="Verdana" style:font-family-generic="swiss" style:font-pitch="variable" fo:font-size="12pt" fo:language="en" fo:country="US" fo:font-weight="bold" style:font-size-asian="12pt" style:font-weight-asian="bold" style:font-size-complex="12pt" style:font-weight-complex="bold"/>
    </style:style>
    <style:style style:name="T21" style:family="text">
      <style:text-properties fo:font-family="Verdana" style:font-family-generic="swiss" style:font-pitch="variable" fo:font-size="12pt" style:font-size-asian="12pt" style:font-size-complex="12pt"/>
    </style:style>
    <style:style style:name="T22" style:family="text">
      <style:text-properties fo:font-family="Verdana" style:font-family-generic="swiss" style:font-pitch="variable" fo:font-size="12pt" fo:font-weight="bold" style:font-size-asian="12pt" style:font-weight-asian="bold" style:font-size-complex="12pt" style:font-weight-complex="bold"/>
    </style:style>
    <style:style style:name="T23" style:family="text">
      <style:text-properties fo:font-family="Verdana" style:font-family-generic="swiss" style:font-pitch="variable" fo:font-size="16pt" fo:font-weight="bold" style:font-size-asian="16pt" style:font-weight-asian="bold" style:font-size-complex="16pt" style:font-weight-complex="bold"/>
    </style:style>
    <style:style style:name="T24" style:family="text">
      <style:text-properties fo:font-family="Verdana" style:font-family-generic="swiss" style:font-pitch="variable" fo:font-size="16pt" fo:language="en" fo:country="US" fo:font-weight="bold" style:font-size-asian="16pt" style:font-weight-asian="bold" style:font-size-complex="16pt" style:font-weight-complex="bold"/>
    </style:style>
    <style:style style:name="T25" style:family="text">
      <style:text-properties fo:font-size="12pt" style:font-size-asian="12pt" style:font-size-complex="12pt"/>
    </style:style>
    <style:style style:name="T26" style:family="text">
      <style:text-properties fo:font-size="8pt" style:font-size-asian="8pt" style:font-size-complex="8pt"/>
    </style:style>
    <style:style style:name="T27" style:family="text">
      <style:text-properties fo:font-size="16pt" style:font-size-asian="16pt" style:font-size-complex="16pt"/>
    </style:style>
    <style:style style:name="T28" style:family="text">
      <style:text-properties fo:color="#000000" fo:font-size="16pt" style:font-size-asian="16pt" style:font-size-complex="16pt"/>
    </style:style>
    <style:style style:name="T29" style:family="text">
      <style:text-properties fo:color="#000000" fo:font-size="12pt" style:font-size-asian="12pt" style:font-size-complex="12pt"/>
    </style:style>
    <style:style style:name="T30" style:family="text">
      <style:text-properties fo:font-family="Arial" style:font-family-generic="swiss" style:font-pitch="variable" fo:font-size="24pt" fo:font-weight="bold" style:font-weight-asian="bold" style:font-weight-complex="bold"/>
    </style:style>
    <style:style style:name="T31" style:family="text">
      <style:text-properties fo:font-family="Arial" style:font-family-generic="swiss" style:font-pitch="variable" fo:font-size="24pt"/>
    </style:style>
    <style:style style:name="T32" style:family="text">
      <style:text-properties fo:font-family="Verdana" style:font-family-generic="swiss" style:font-pitch="variable" fo:font-size="22pt" fo:language="en" fo:country="US" fo:font-weight="normal" style:font-size-asian="22pt" style:font-weight-asian="normal" style:font-size-complex="22pt" style:font-weight-complex="normal"/>
    </style:style>
    <style:style style:name="T33" style:family="text">
      <style:text-properties fo:font-family="Verdana" style:font-family-generic="swiss" style:font-pitch="variable" fo:font-size="22pt" style:font-size-asian="22pt" style:font-size-complex="22pt"/>
    </style:style>
    <style:style style:name="T34" style:family="text">
      <style:text-properties fo:color="#008000" fo:font-family="Arial" style:font-family-generic="swiss" style:font-pitch="variable" fo:font-size="20pt" fo:font-weight="normal" style:font-size-asian="20pt" style:font-weight-asian="normal" style:font-size-complex="20pt" style:font-weight-complex="normal"/>
    </style:style>
    <style:style style:name="T35" style:family="text">
      <style:text-properties fo:color="#ff0000" fo:font-family="Verdana" style:font-family-generic="swiss" style:font-pitch="variable" fo:font-size="88pt" style:font-size-asian="88pt" style:font-size-complex="88pt"/>
    </style:style>
    <style:style style:name="T36" style:family="text">
      <style:text-properties fo:color="#dc2300" fo:font-family="Arial" style:font-family-generic="swiss" style:font-pitch="variable" fo:font-size="20pt" fo:font-weight="normal" style:font-size-asian="20pt" style:font-weight-asian="normal" style:font-size-complex="20pt" style:font-weight-complex="normal"/>
    </style:style>
    <style:style style:name="T37" style:family="text">
      <style:text-properties fo:font-family="Verdana" style:font-family-generic="swiss" style:font-pitch="variable" fo:font-size="16pt" fo:font-weight="normal" style:font-size-asian="16pt" style:font-weight-asian="normal" style:font-size-complex="16pt" style:font-weight-complex="normal"/>
    </style:style>
    <style:style style:name="T38" style:family="text">
      <style:text-properties fo:font-family="Verdana" style:font-family-generic="swiss" style:font-pitch="variable" fo:font-size="16pt" fo:font-style="normal" fo:font-weight="bold" style:font-size-asian="16pt" style:font-style-asian="normal" style:font-weight-asian="bold" style:font-size-complex="16pt" style:font-style-complex="normal" style:font-weight-complex="bold"/>
    </style:style>
    <style:style style:name="T39" style:family="text">
      <style:text-properties fo:font-family="Verdana" style:font-family-generic="swiss" style:font-pitch="variable" fo:font-size="16pt" fo:font-style="normal" style:font-size-asian="16pt" style:font-style-asian="normal" style:font-size-complex="16pt" style:font-style-complex="normal"/>
    </style:style>
    <style:style style:name="T40" style:family="text">
      <style:text-properties fo:font-family="Verdana" style:font-family-generic="swiss" style:font-pitch="variable" fo:font-size="16pt" fo:font-style="italic" style:font-size-asian="16pt" style:font-style-asian="italic" style:font-size-complex="16pt" style:font-style-complex="italic"/>
    </style:style>
    <style:style style:name="T41" style:family="text">
      <style:text-properties fo:color="#ff420e" fo:font-family="Arial" style:font-family-generic="swiss" style:font-pitch="variable" fo:font-size="20pt" fo:font-weight="normal" style:font-size-asian="20pt" style:font-weight-asian="normal" style:font-size-complex="20pt" style:font-weight-complex="normal"/>
    </style:style>
    <style:style style:name="T42" style:family="text">
      <style:text-properties fo:font-family="Verdana" style:font-family-generic="swiss" style:font-pitch="variable" fo:font-size="24pt" fo:language="en" fo:country="US" fo:font-weight="normal" style:font-size-asian="24pt" style:font-weight-asian="normal" style:font-size-complex="24pt" style:font-weight-complex="normal"/>
    </style:style>
    <style:style style:name="T43" style:family="text">
      <style:text-properties fo:font-family="Verdana" style:font-family-generic="swiss" style:font-pitch="variable" fo:language="en" fo:country="US"/>
    </style:style>
    <style:style style:name="T44" style:family="text">
      <style:text-properties fo:font-family="Verdana" style:font-family-generic="swiss" style:font-pitch="variable" fo:language="en" fo:country="US" fo:font-weight="bold" style:font-weight-asian="bold" style:font-weight-complex="bold"/>
    </style:style>
    <style:style style:name="T45" style:family="text">
      <style:text-properties fo:font-size="12pt"/>
    </style:style>
    <style:style style:name="T46" style:family="text">
      <style:text-properties fo:font-family="Verdana" style:font-family-generic="swiss" style:font-pitch="variable" fo:font-size="16pt" fo:language="en" fo:country="US" fo:font-style="normal" fo:font-weight="normal" style:font-size-asian="16pt" style:font-style-asian="normal" style:font-weight-asian="normal" style:font-size-complex="16pt" style:font-style-complex="normal" style:font-weight-complex="normal"/>
    </style:style>
    <style:style style:name="T47" style:family="text">
      <style:text-properties fo:font-family="Verdana" style:font-family-generic="swiss" style:font-pitch="variable" fo:font-size="24pt" style:font-size-asian="24pt" style:font-size-complex="24pt"/>
    </style:style>
    <style:style style:name="T48" style:family="text">
      <style:text-properties fo:font-family="Verdana" style:font-family-generic="swiss" style:font-pitch="variable" fo:font-size="24pt" fo:font-weight="bold" style:font-size-asian="24pt" style:font-weight-asian="bold" style:font-size-complex="24pt" style:font-weight-complex="bold"/>
    </style:style>
    <style:style style:name="T49" style:family="text">
      <style:text-properties fo:font-family="Verdana" style:font-family-generic="swiss" style:font-pitch="variable" fo:font-size="24pt" fo:font-weight="normal" style:font-size-asian="24pt" style:font-weight-asian="normal" style:font-size-complex="24pt" style:font-weight-complex="normal"/>
    </style:style>
    <style:style style:name="T50" style:family="text">
      <style:text-properties fo:font-family="Verdana" style:font-family-generic="swiss" style:font-pitch="variable" fo:font-size="24pt" fo:language="en" fo:country="US" fo:font-style="normal" fo:font-weight="bold" style:font-size-asian="24pt" style:font-style-asian="normal" style:font-weight-asian="bold" style:font-size-complex="24pt" style:font-style-complex="normal" style:font-weight-complex="bold"/>
    </style:style>
    <style:style style:name="T51" style:family="text">
      <style:text-properties fo:font-family="Verdana" style:font-family-generic="swiss" style:font-pitch="variable" fo:language="en" fo:country="US" fo:font-style="normal" fo:font-weight="bold" style:font-style-asian="normal" style:font-weight-asian="bold" style:font-style-complex="normal" style:font-weight-complex="bold"/>
    </style:style>
    <style:style style:name="T52" style:family="text">
      <style:text-properties fo:font-size="20pt" style:font-size-asian="20pt" style:font-size-complex="20pt"/>
    </style:style>
    <style:style style:name="T53" style:family="text">
      <style:text-properties fo:color="#008080" fo:font-family="Arial" style:font-family-generic="swiss" style:font-pitch="variable" fo:font-size="20pt" style:font-family-asian="Monaco" style:font-pitch-asian="variable" style:font-size-asian="20pt" style:font-family-complex="Monaco" style:font-pitch-complex="variable" style:font-size-complex="20pt"/>
    </style:style>
    <style:style style:name="T54" style:family="text">
      <style:text-properties fo:color="#2a00ff" fo:font-family="Arial" style:font-family-generic="swiss" style:font-pitch="variable" fo:font-size="20pt" style:font-family-asian="Monaco" style:font-pitch-asian="variable" style:font-size-asian="20pt" style:font-family-complex="Monaco" style:font-pitch-complex="variable" style:font-size-complex="20pt"/>
    </style:style>
    <style:style style:name="T55" style:family="text">
      <style:text-properties fo:color="#7f007f" fo:font-family="Arial" style:font-family-generic="swiss" style:font-pitch="variable" fo:font-size="20pt" style:font-family-asian="Monaco" style:font-pitch-asian="variable" style:font-size-asian="20pt" style:font-family-complex="Monaco" style:font-pitch-complex="variable" style:font-size-complex="20pt"/>
    </style:style>
    <style:style style:name="T56" style:family="text">
      <style:text-properties fo:color="#000000" fo:font-family="Arial" style:font-family-generic="swiss" style:font-pitch="variable" fo:font-size="20pt" style:font-family-asian="Monaco" style:font-pitch-asian="variable" style:font-size-asian="20pt" style:font-family-complex="Monaco" style:font-pitch-complex="variable" style:font-size-complex="20pt"/>
    </style:style>
    <style:style style:name="T57" style:family="text">
      <style:text-properties fo:font-family="Verdana" style:font-family-generic="swiss" style:font-pitch="variable" fo:font-size="16pt" fo:language="en" fo:country="US" style:font-size-asian="16pt" style:font-size-complex="16pt"/>
    </style:style>
    <style:style style:name="T58" style:family="text">
      <style:text-properties fo:color="#000000" style:text-outline="false"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text-emphasize="none" style:font-relief="none"/>
    </style:style>
    <style:style style:name="T59" style:family="text">
      <style:text-properties fo:color="#000000" style:text-outline="false" style:text-line-through-style="none" style:text-position="0% 100%" fo:font-family="Arial" style:font-family-generic="swiss" style:font-pitch="variable" fo:font-size="16pt" fo:font-style="normal" fo:text-shadow="none" style:font-family-asian="'Courier New'" style:font-family-generic-asian="modern" style:font-pitch-asian="fixed" style:font-size-asian="16pt" style:font-style-asian="normal" style:font-family-complex="'Courier New'" style:font-family-generic-complex="modern" style:font-pitch-complex="fixed" style:font-size-complex="16pt" style:font-style-complex="normal" style:text-emphasize="none" style:font-relief="none"/>
    </style:style>
    <style:style style:name="T60" style:family="text">
      <style:text-properties fo:color="#7f0055" style:text-outline="false" style:text-line-through-style="none" style:text-position="0% 100%" fo:font-family="Arial" style:font-family-generic="swiss" style:font-pitch="variable" fo:font-size="16pt" fo:font-style="normal" fo:text-shadow="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style>
    <style:style style:name="T61" style:family="text">
      <style:text-properties fo:font-size="24pt" fo:language="en" fo:country="US" fo:font-weight="normal" style:font-size-asian="24pt" style:font-weight-asian="normal" style:font-size-complex="24pt" style:font-weight-complex="normal"/>
    </style:style>
    <style:style style:name="T62" style:family="text">
      <style:text-properties fo:font-size="20pt" fo:language="en" fo:country="US" fo:font-weight="normal" style:font-size-asian="20pt" style:font-weight-asian="normal" style:font-size-complex="20pt" style:font-weight-complex="normal"/>
    </style:style>
    <style:style style:name="T63" style:family="text">
      <style:text-properties fo:font-size="16pt" fo:language="en" fo:country="US" fo:font-weight="normal" style:font-size-asian="16pt" style:font-weight-asian="normal" style:font-size-complex="16pt" style:font-weight-complex="normal"/>
    </style:style>
    <style:style style:name="T64" style:family="text">
      <style:text-properties fo:font-size="12pt" fo:language="en" fo:country="US" fo:font-weight="normal" style:font-size-asian="12pt" style:font-weight-asian="normal" style:font-size-complex="12pt" style:font-weight-complex="normal"/>
    </style:style>
    <style:style style:name="T65" style:family="text">
      <style:text-properties fo:color="#2a6018" fo:font-family="Verdana" style:font-family-generic="swiss" fo:font-size="15pt" style:font-family-asian="Verdana" style:font-family-generic-asian="swiss" style:font-size-asian="15pt" style:font-family-complex="Verdana" style:font-family-generic-complex="swiss" style:font-size-complex="8.5pt"/>
    </style:style>
    <style:style style:name="T66" style:family="text">
      <style:text-properties fo:color="#7f1c56" fo:font-family="Verdana" style:font-family-generic="swiss" fo:font-size="15pt" style:font-family-asian="Verdana" style:font-family-generic-asian="swiss" style:font-size-asian="15pt" style:font-family-complex="Verdana" style:font-family-generic-complex="swiss" style:font-size-complex="8.5pt"/>
    </style:style>
    <style:style style:name="T67" style:family="text">
      <style:text-properties fo:color="#244fab" fo:font-family="Helvetica" style:font-family-generic="swiss" fo:font-size="12pt" style:font-family-asian="Helvetica" style:font-family-generic-asian="swiss" style:font-size-asian="12pt" style:font-family-complex="Helvetica" style:font-family-generic-complex="swiss" style:font-size-complex="6.80000019073486pt"/>
    </style:style>
    <style:style style:name="T68" style:family="text">
      <style:text-properties fo:font-family="Helvetica" style:font-family-generic="swiss" fo:font-size="12pt" style:font-family-asian="Helvetica" style:font-family-generic-asian="swiss" style:font-size-asian="12pt" style:font-family-complex="Helvetica" style:font-family-generic-complex="swiss" style:font-size-complex="6.80000019073486pt"/>
    </style:style>
    <text:list-style style:name="L1">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4">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2.667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2.667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Spring JMS" draw:style-name="dp1" draw:master-page-name="Title1" presentation:presentation-page-layout-name="AL1T0">
        <office:forms form:automatic-focus="false" form:apply-design-mode="false"/>
        <draw:frame presentation:style-name="pr1" draw:text-style-name="P2" draw:layer="layout" svg:width="21.59cm" svg:height="3.176cm" svg:x="1.826cm" svg:y="5.767cm" presentation:class="title" presentation:user-transformed="true">
          <draw:text-box>
            <text:p text:style-name="P1"><text:span text:style-name="T1">JMS Transactions</text:span></text:p>
          </draw:text-box>
        </draw:frame>
        <draw:frame presentation:style-name="pr2" draw:text-style-name="P2" draw:layer="layout" svg:width="17.78cm" svg:height="4.87cm" svg:x="3.625cm" svg:y="8.461cm" presentation:class="subtitle" presentation:user-transformed="true">
          <draw:text-box>
            <text:p text:style-name="P3"/>
            <text:p text:style-name="P3"/>
            <text:p text:style-name="P3">Transactional Messaging Applications with Spring</text:p>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
          <draw:frame presentation:style-name="pr3" draw:text-style-name="P6" draw:layer="layout" svg:width="14.904cm" svg:height="12.001cm" svg:x="2.708cm" svg:y="12.668cm" presentation:class="notes" presentation:placeholder="true">
            <draw:text-box/>
          </draw:frame>
        </presentation:notes>
      </draw:page>
      <draw:page draw:name="Topics in this Session" draw:style-name="dp1" draw:master-page-name="Default">
        <office:forms form:automatic-focus="false" form:apply-design-mode="false"/>
        <draw:frame presentation:style-name="pr4" draw:text-style-name="P8" draw:layer="layout" svg:width="21.855cm" svg:height="11.219cm" svg:x="1.745cm" svg:y="4.057cm" presentation:class="outline" presentation:user-transformed="true">
          <draw:text-box>
            <text:list text:style-name="L4">
              <text:list-item>
                <text:p text:style-name="P7"><text:span text:style-name="T3">Why use JMS Transactions?</text:span></text:p>
              </text:list-item>
              <text:list-item>
                <text:p text:style-name="P7"><text:span text:style-name="T4">JMS Sessions as Units of Work</text:span></text:p>
              </text:list-item>
              <text:list-item>
                <text:p text:style-name="P7"><text:span text:style-name="T4">Overview of Transactional Options</text:span></text:p>
              </text:list-item>
              <text:list-item>
                <text:p text:style-name="P7"><text:span text:style-name="T4">Transactional JMS Resources with Spring</text:span></text:p>
              </text:list-item>
              <text:list-item>
                <text:p text:style-name="P7"><text:span text:style-name="T4">Duplicate Message Handling</text:span></text:p>
              </text:list-item>
            </text:list>
          </draw:text-box>
        </draw:frame>
        <draw:frame presentation:style-name="pr5" draw:text-style-name="P2" draw:layer="layout" svg:width="17.476cm" svg:height="2.753cm" svg:x="1.758cm" svg:y="0.232cm" presentation:class="title" presentation:user-transformed="true">
          <draw:text-box>
            <text:p text:style-name="P6">Topics in this Session</text:p>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
          <draw:frame presentation:style-name="pr6" draw:text-style-name="P6" draw:layer="layout" svg:width="14.904cm" svg:height="12.001cm" svg:x="2.708cm" svg:y="12.668cm" presentation:class="notes" presentation:placeholder="true">
            <draw:text-box/>
          </draw:frame>
        </presentation:notes>
      </draw:page>
      <draw:page draw:name="page3" draw:style-name="dp1" draw:master-page-name="Default">
        <office:forms form:automatic-focus="false" form:apply-design-mode="false"/>
        <draw:frame presentation:style-name="pr7" draw:text-style-name="P8" draw:layer="layout" svg:width="21.855cm" svg:height="11.219cm" svg:x="1.755cm" svg:y="4.029cm" presentation:class="outline" presentation:user-transformed="true">
          <draw:text-box>
            <text:list text:style-name="L5">
              <text:list-item>
                <text:p text:style-name="P7"><text:span text:style-name="T4">Interaction with JMS is by definition stateful</text:span></text:p>
                <text:list>
                  <text:list-item>
                    <text:p><text:span text:style-name="T4">Sending 1+ messages in a session</text:span></text:p>
                  </text:list-item>
                  <text:list-item>
                    <text:p><text:span text:style-name="T4">Adding the messages to the destination</text:span></text:p>
                  </text:list-item>
                  <text:list-item>
                    <text:p><text:span text:style-name="T4">Receiving a message</text:span></text:p>
                  </text:list-item>
                  <text:list-item>
                    <text:p><text:span text:style-name="T4">Removing the message from the destination</text:span></text:p>
                  </text:list-item>
                </text:list>
              </text:list-item>
              <text:list-item>
                <text:p text:style-name="P7"><text:span text:style-name="T4">Transactions are one way to bring ACID principles to these interactions</text:span></text:p>
                <text:list>
                  <text:list-item>
                    <text:p><text:span text:style-name="T4">Preventing partial failures</text:span></text:p>
                  </text:list-item>
                  <text:list-item>
                    <text:p><text:span text:style-name="T4">Preventing duplication of work</text:span></text:p>
                  </text:list-item>
                </text:list>
              </text:list-item>
            </text:list>
          </draw:text-box>
        </draw:frame>
        <draw:frame presentation:style-name="pr5" draw:text-style-name="P2" draw:layer="layout" svg:width="17.476cm" svg:height="2.753cm" svg:x="1.758cm" svg:y="0.233cm" presentation:class="title" presentation:user-transformed="true">
          <draw:text-box>
            <text:p text:style-name="P6">Why use JMS Transactions?</text:p>
          </draw:text-box>
        </draw:frame>
        <presentation:notes draw:style-name="dp2">
          <draw:custom-shape draw:name="Rectangle 7" draw:style-name="gr1" draw:text-style-name="P9"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
          <draw:frame presentation:style-name="pr6" draw:text-style-name="P10" draw:layer="layout" svg:width="14.904cm" svg:height="12.001cm" svg:x="2.708cm" svg:y="12.668cm" presentation:class="notes" presentation:placeholder="true">
            <draw:text-box/>
          </draw:frame>
        </presentation:notes>
      </draw:page>
      <draw:page draw:name="page4" draw:style-name="dp1" draw:master-page-name="Default">
        <office:forms form:automatic-focus="false" form:apply-design-mode="false"/>
        <draw:frame presentation:style-name="pr8" draw:text-style-name="P8" draw:layer="layout" svg:width="21.855cm" svg:height="11.219cm" svg:x="1.746cm" svg:y="4.057cm" presentation:class="outline" presentation:user-transformed="true">
          <draw:text-box>
            <text:list text:style-name="L4">
              <text:list-item>
                <text:p text:style-name="P7"><text:span text:style-name="T5">Why use JMS Transactions?</text:span></text:p>
              </text:list-item>
              <text:list-item>
                <text:p text:style-name="P7"><text:span text:style-name="T3">JMS Sessions as Units of Work</text:span></text:p>
              </text:list-item>
              <text:list-item>
                <text:p text:style-name="P7"><text:span text:style-name="T4">Overview of Transactional Options</text:span></text:p>
              </text:list-item>
              <text:list-item>
                <text:p text:style-name="P7"><text:span text:style-name="T4">Transactional JMS Resources with Spring</text:span></text:p>
              </text:list-item>
              <text:list-item>
                <text:p text:style-name="P7"><text:span text:style-name="T4">Duplicate Message Handling</text:span></text:p>
              </text:list-item>
            </text:list>
          </draw:text-box>
        </draw:frame>
        <draw:frame presentation:style-name="pr5" draw:text-style-name="P2" draw:layer="layout" svg:width="17.476cm" svg:height="2.753cm" svg:x="1.759cm" svg:y="0.232cm" presentation:class="title" presentation:user-transformed="true">
          <draw:text-box>
            <text:p text:style-name="P6">Topics in this Session</text:p>
          </draw:text-box>
        </draw:frame>
        <presentation:notes draw:style-name="dp2">
          <draw:custom-shape draw:name="Rectangle 7" draw:style-name="gr1" draw:text-style-name="P9" draw:layer="layout" svg:width="8.806cm" svg:height="1.332cm" svg:x="11.513cm" svg:y="25.337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4"/>
          <draw:frame presentation:style-name="pr6" draw:text-style-name="P10" draw:layer="layout" svg:width="14.904cm" svg:height="12.001cm" svg:x="2.708cm" svg:y="12.668cm" presentation:class="notes" presentation:placeholder="true">
            <draw:text-box/>
          </draw:frame>
        </presentation:notes>
      </draw:page>
      <draw:page draw:name="page5" draw:style-name="dp1" draw:master-page-name="Default" presentation:presentation-page-layout-name="AL2T1">
        <office:forms form:automatic-focus="false" form:apply-design-mode="false"/>
        <draw:custom-shape draw:style-name="gr2" draw:text-style-name="P12" draw:layer="layout" svg:width="18.969cm" svg:height="3.389cm" svg:x="3.23cm" svg:y="9.803cm">
          <text:p text:style-name="P11"><text:span text:style-name="T6">public</text:span><text:span text:style-name="T7"> </text:span><text:span text:style-name="T6">interface</text:span><text:span text:style-name="T8"> Connection {</text:span></text:p>
          <text:p text:style-name="P11"><text:span text:style-name="T8"><text:s text:c="4"/></text:span><text:span text:style-name="T8">Session createSession(</text:span><text:span text:style-name="T6">boolean</text:span><text:span text:style-name="T8"> transacted, </text:span><text:span text:style-name="T6">int</text:span><text:span text:style-name="T8"> acknowledgeMode) </text:span></text:p>
          <text:p text:style-name="P11"><text:span text:style-name="T8"><text:tab/></text:span><text:span text:style-name="T6">throws</text:span><text:span text:style-name="T8"> JMSException;</text:span></text:p>
          <text:p text:style-name="P11"><text:span text:style-name="T8"><text:s text:c="4"/>…</text:span></text:p>
          <text:p text:style-name="P11"><text:span text:style-name="T8">}</text:span></text:p>
          <draw:enhanced-geometry svg:viewBox="0 0 21600 21600" draw:mirror-horizontal="false" draw:mirror-vertical="false" draw:type="rectangle" draw:enhanced-path="M 0 0 L 21600 0 21600 21600 0 21600 0 0 Z N"/>
        </draw:custom-shape>
        <draw:frame presentation:style-name="pr5" draw:text-style-name="P2" draw:layer="layout" svg:width="17.476cm" svg:height="2.753cm" svg:x="1.759cm" svg:y="0.233cm" presentation:class="title" presentation:user-transformed="true">
          <draw:text-box>
            <text:p text:style-name="P6">JMS Session</text:p>
          </draw:text-box>
        </draw:frame>
        <draw:frame presentation:style-name="pr9" draw:text-style-name="P13" draw:layer="layout" svg:width="21.855cm" svg:height="14.151cm" svg:x="1.747cm" svg:y="4.058cm" presentation:class="outline" presentation:user-transformed="true">
          <draw:text-box>
            <text:list text:style-name="L4">
              <text:list-item>
                <text:p text:style-name="P7"><text:span text:style-name="T9">A JMS Session has much in common with a JDBC Session</text:span></text:p>
                <text:list>
                  <text:list-item>
                    <text:p><text:span text:style-name="T9">Acting as unit of work</text:span></text:p>
                  </text:list-item>
                  <text:list-item>
                    <text:p><text:span text:style-name="T10">Keeping track of the operations performed</text:span></text:p>
                  </text:list-item>
                </text:list>
              </text:list-item>
              <text:list-item>
                <text:p><text:span text:style-name="T10">Created through the JMS Connection</text:span></text:p>
                <text:p><text:span text:style-name="T10"/></text:p>
                <text:p><text:span text:style-name="T10"/></text:p>
                <text:p><text:span text:style-name="T10"/></text:p>
                <text:list>
                  <text:list-item>
                    <text:p><text:span text:style-name="T10">Pass in </text:span><text:span text:style-name="T11">true</text:span><text:span text:style-name="T10"> to indicate the Session is transactional</text:span></text:p>
                    <text:list>
                      <text:list-item>
                        <text:p><text:span text:style-name="T12">In which case, the acknowledge mode will be ignored</text:span></text:p>
                      </text:list-item>
                    </text:list>
                  </text:list-item>
                  <text:list-item>
                    <text:p><text:span text:style-name="T13">Call </text:span><text:span text:style-name="T14">commit()</text:span><text:span text:style-name="T13"> or </text:span><text:span text:style-name="T14">rollback()</text:span><text:span text:style-name="T13"> to end transaction</text:span></text:p>
                  </text:list-item>
                  <text:list-item>
                    <text:p><text:span text:style-name="T13">All JMS operations in the transaction must use the same Session!</text:span></text:p>
                  </text:list-item>
                </text:list>
              </text:list-item>
            </text:list>
          </draw:text-box>
        </draw:frame>
        <presentation:notes draw:style-name="dp2">
          <draw:page-thumbnail draw:style-name="gr3" draw:layer="layout" svg:width="13.335cm" svg:height="10.002cm" svg:x="3.492cm" svg:y="2.001cm" draw:page-number="5" presentation:class="page"/>
          <draw:frame presentation:style-name="pr10" draw:layer="layout" svg:width="14.904cm" svg:height="11.75cm" svg:x="2.708cm" svg:y="12.668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2" draw:layer="layout" svg:width="17.476cm" svg:height="2.753cm" svg:x="1.759cm" svg:y="0.234cm" presentation:class="title" presentation:user-transformed="true">
          <draw:text-box>
            <text:p text:style-name="P6">Acknowledge Mode</text:p>
          </draw:text-box>
        </draw:frame>
        <draw:frame presentation:style-name="pr11" draw:text-style-name="P14" draw:layer="layout" svg:width="21.855cm" svg:height="12.968cm" svg:x="1.748cm" svg:y="4.059cm" presentation:class="outline" presentation:user-transformed="true">
          <draw:text-box>
            <text:list text:style-name="L4">
              <text:list-item>
                <text:p text:style-name="P7"><text:span text:style-name="T15">Indicates the conditions under which a message </text:span><text:span text:style-name="T16">delivered outside of a transaction</text:span><text:span text:style-name="T15"> is considered successfully delivered</text:span></text:p>
                <text:list>
                  <text:list-item>
                    <text:p><text:span text:style-name="T17">Applicable only when a Session is NOT transactional</text:span></text:p>
                  </text:list-item>
                </text:list>
              </text:list-item>
              <text:list-item>
                <text:p text:style-name="P7"><text:span text:style-name="T15">Must be set to o</text:span><text:span text:style-name="T18">ne of the following values:</text:span></text:p>
                <text:list>
                  <text:list-item>
                    <text:p><text:span text:style-name="T12">AUTO_ACKNOWLEDGE</text:span></text:p>
                  </text:list-item>
                </text:list>
              </text:list-item>
            </text:list>
            <text:list text:style-name="L6">
              <text:list-item>
                <text:list>
                  <text:list-item>
                    <text:list>
                      <text:list-item>
                        <text:p><text:span text:style-name="T19">Messages are automatically acknowledged immediately after successful completion of the </text:span><text:span text:style-name="T20">receive()</text:span><text:span text:style-name="T19"> (synchronous) or </text:span><text:span text:style-name="T20">onMessage() </text:span><text:span text:style-name="T19">(asynchronous)</text:span><text:span text:style-name="T20"> </text:span><text:span text:style-name="T19">methods</text:span></text:p>
                      </text:list-item>
                    </text:list>
                  </text:list-item>
                </text:list>
              </text:list-item>
            </text:list>
            <text:list text:style-name="L4">
              <text:list-item>
                <text:list>
                  <text:list-item>
                    <text:p><text:span text:style-name="T12">CLIENT_ACKNOWLEDGE</text:span></text:p>
                    <text:list>
                      <text:list-item>
                        <text:p><text:span text:style-name="T21">Client has to call </text:span><text:span text:style-name="T22">Message.acknowledge()</text:span><text:span text:style-name="T21"> itself</text:span></text:p>
                      </text:list-item>
                    </text:list>
                  </text:list-item>
                  <text:list-item>
                    <text:p><text:span text:style-name="T12">DUPS_OK_ACKNOWLEDGE</text:span></text:p>
                    <text:list>
                      <text:list-item>
                        <text:p><text:span text:style-name="T21">Lazily acknowledge delivery</text:span></text:p>
                      </text:list-item>
                    </text:list>
                  </text:list-item>
                  <text:list-item>
                    <text:p><text:span text:style-name="T12">Acknowledge modes and transactions are meant to be mutually exclusive</text:span></text:p>
                  </text:list-item>
                  <text:list-item>
                    <text:p><text:span text:style-name="T12">These values are defined as </text:span><text:span text:style-name="T23">int</text:span><text:span text:style-name="T12"> constants on the </text:span><text:span text:style-name="T23">Session interface</text:span></text:p>
                  </text:list-item>
                </text:list>
              </text:list-item>
            </text:list>
          </draw:text-box>
        </draw:frame>
        <presentation:notes draw:style-name="dp2">
          <draw:page-thumbnail draw:style-name="gr3" draw:layer="layout" svg:width="13.335cm" svg:height="10.002cm" svg:x="3.492cm" svg:y="2.001cm" draw:page-number="6" presentation:class="page"/>
          <draw:frame presentation:style-name="pr10" draw:layer="layout" svg:width="14.904cm" svg:height="11.75cm" svg:x="2.708cm" svg:y="12.668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text-style-name="P2" draw:layer="layout" svg:width="17.476cm" svg:height="2.753cm" svg:x="1.759cm" svg:y="0.235cm" presentation:class="title" presentation:user-transformed="true">
          <draw:text-box>
            <text:p text:style-name="P6">AUTO_ACKNOWLEDGE</text:p>
          </draw:text-box>
        </draw:frame>
        <draw:frame presentation:style-name="pr12" draw:text-style-name="P15" draw:layer="layout" svg:width="21.855cm" svg:height="11.219cm" svg:x="1.749cm" svg:y="4.059cm" presentation:class="outline" presentation:user-transformed="true">
          <draw:text-box>
            <text:list text:style-name="L4">
              <text:list-item>
                <text:p text:style-name="P7"><text:span text:style-name="T17">Messages are automatically acknowledged immediately upon successful completion of the </text:span><text:span text:style-name="T24">receive()</text:span><text:span text:style-name="T17"> or </text:span><text:span text:style-name="T24">onMessage() </text:span><text:span text:style-name="T17">methods</text:span></text:p>
                <text:list>
                  <text:list-item>
                    <text:p><text:span text:style-name="T25">This is the default acknowledge mode in Spring </text:span></text:p>
                    <text:list>
                      <text:list-item>
                        <text:p><text:span text:style-name="T26">No configuration required</text:span></text:p>
                      </text:list-item>
                    </text:list>
                  </text:list-item>
                </text:list>
              </text:list-item>
              <text:list-item>
                <text:p><text:span text:style-name="T27">This means that successful consumption will result in the message being marked as having been delivered successfully, the result being:</text:span></text:p>
                <text:list>
                  <text:list-item>
                    <text:p><text:span text:style-name="T25">The message will be removed from the queue</text:span></text:p>
                  </text:list-item>
                  <text:list-item>
                    <text:p><text:span text:style-name="T25">The message not be redelivered, so there can be no duplicate deliveries</text:span></text:p>
                  </text:list-item>
                </text:list>
              </text:list-item>
              <text:list-item>
                <text:p><text:span text:style-name="T27">This acknowledge mode can be slow</text:span></text:p>
                <text:list>
                  <text:list-item>
                    <text:p><text:span text:style-name="T25">Acknowledgement is sent after every consumed message</text:span></text:p>
                  </text:list-item>
                </text:list>
              </text:list-item>
              <text:list-item>
                <text:p><text:span text:style-name="T28">Can also result in message loss if processing after reception fails</text:span></text:p>
                <text:list>
                  <text:list-item>
                    <text:p><text:span text:style-name="T29">You return from receive, outside of a transaction, before you attempt to update the database</text:span></text:p>
                  </text:list-item>
                  <text:list-item>
                    <text:p><text:span text:style-name="T29">The database operation fails</text:span></text:p>
                  </text:list-item>
                  <text:list-item>
                    <text:p><text:span text:style-name="T29">The message has already been removed from the destination</text:span></text:p>
                  </text:list-item>
                </text:list>
              </text:list-item>
            </text:list>
          </draw:text-box>
        </draw:frame>
        <presentation:notes draw:style-name="dp2">
          <draw:page-thumbnail draw:style-name="gr3" draw:layer="layout" svg:width="13.335cm" svg:height="10.002cm" svg:x="3.492cm" svg:y="2.001cm" draw:page-number="7" presentation:class="page"/>
          <draw:frame presentation:style-name="pr10" draw:layer="layout" svg:width="14.904cm" svg:height="11.75cm" svg:x="2.708cm" svg:y="12.668cm" presentation:class="notes" presentation:placeholder="true">
            <draw:text-box/>
          </draw:frame>
        </presentation:notes>
      </draw:page>
      <draw:page draw:name="page8" draw:style-name="dp1" draw:master-page-name="Default" presentation:presentation-page-layout-name="AL3T3">
        <office:forms form:automatic-focus="false" form:apply-design-mode="false"/>
        <draw:rect draw:style-name="gr4" draw:layer="layout" svg:width="4.076cm" svg:height="3.209cm" svg:x="11.792cm" svg:y="6.575cm">
          <text:p/>
        </draw:rect>
        <draw:line draw:style-name="gr5" draw:layer="layout" svg:x1="1.897cm" svg:y1="6.843cm" svg:x2="4.067cm" svg:y2="6.85cm">
          <text:p/>
        </draw:line>
        <draw:line draw:style-name="gr5" draw:layer="layout" svg:x1="4.098cm" svg:y1="9.385cm" svg:x2="4.097cm" svg:y2="6.826cm">
          <text:p/>
        </draw:line>
        <draw:line draw:style-name="gr5" draw:layer="layout" svg:x1="7.238cm" svg:y1="9.385cm" svg:x2="4.036cm" svg:y2="9.381cm">
          <text:p/>
        </draw:line>
        <draw:line draw:style-name="gr5" draw:layer="layout" svg:x1="7.199cm" svg:y1="6.917cm" svg:x2="7.199cm" svg:y2="9.381cm">
          <text:p/>
        </draw:line>
        <draw:line draw:style-name="gr5" draw:layer="layout" svg:x1="7.149cm" svg:y1="6.881cm" svg:x2="9.319cm" svg:y2="6.888cm">
          <text:p/>
        </draw:line>
        <draw:line draw:style-name="gr5" draw:layer="layout" svg:x1="19.991cm" svg:y1="6.609cm" svg:x2="19.955cm" svg:y2="10.578cm">
          <text:p/>
        </draw:line>
        <draw:line draw:style-name="gr5" draw:layer="layout" svg:x1="23.448cm" svg:y1="6.61cm" svg:x2="23.412cm" svg:y2="10.579cm">
          <text:p/>
        </draw:line>
        <draw:ellipse draw:style-name="gr6" draw:layer="layout" svg:width="3.428cm" svg:height="1.358cm" svg:x="19.996cm" svg:y="5.92cm">
          <text:p/>
        </draw:ellipse>
        <draw:ellipse draw:style-name="gr6" draw:layer="layout" svg:width="3.44cm" svg:height="1.311cm" svg:x="19.955cm" svg:y="9.82cm">
          <text:p/>
        </draw:ellipse>
        <draw:frame draw:style-name="gr7" draw:text-style-name="P16" draw:layer="layout" svg:width="3.428cm" svg:height="1.295cm" svg:x="4.11cm" svg:y="9.702cm">
          <draw:text-box>
            <text:p><text:span text:style-name="T30">Queue</text:span></text:p>
          </draw:text-box>
        </draw:frame>
        <draw:custom-shape draw:style-name="gr8" draw:text-style-name="P18" draw:id="id3" draw:layer="layout" svg:width="8.969cm" svg:height="2.064cm" svg:x="13.718cm" svg:y="4.08cm">
          <text:p text:style-name="P17"><text:span text:style-name="T31">DB TX</text:span></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17" draw:id="id1" draw:layer="layout" svg:width="1.835cm" svg:height="2.523cm" svg:x="4.853cm" svg:y="6.20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7" draw:text-style-name="P16" draw:layer="layout" svg:width="1.958cm" svg:height="1.295cm" svg:x="20.815cm" svg:y="9.768cm">
          <draw:text-box>
            <text:p><text:span text:style-name="T30">DB</text:span></text:p>
          </draw:text-box>
        </draw:frame>
        <draw:frame draw:style-name="gr7" draw:text-style-name="P16" draw:layer="layout" svg:width="2.352cm" svg:height="1.295cm" svg:x="12.719cm" svg:y="9.668cm">
          <draw:text-box>
            <text:p><text:span text:style-name="T30">App</text:span></text:p>
          </draw:text-box>
        </draw:frame>
        <draw:custom-shape draw:style-name="gr10" draw:text-style-name="P18" draw:id="id2" draw:layer="layout" svg:width="8.969cm" svg:height="2.064cm" svg:x="4.625cm" svg:y="4.08cm">
          <text:p text:style-name="P17"><text:span text:style-name="T31">ACK</text:span></text:p>
          <draw:enhanced-geometry svg:viewBox="0 0 21600 21600" draw:mirror-vertical="fals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5" draw:text-style-name="P2" draw:layer="layout" svg:width="17.476cm" svg:height="2.999cm" svg:x="1.759cm" svg:y="0.236cm" presentation:class="title" presentation:user-transformed="true">
          <draw:text-box>
            <text:p text:style-name="P6">AUTO_ACKNOWLEDGE<text:line-break/>Successful Consumption</text:p>
          </draw:text-box>
        </draw:frame>
        <draw:frame presentation:style-name="pr13" draw:text-style-name="P14" draw:layer="layout" svg:width="21.855cm" svg:height="7.621cm" svg:x="1.749cm" svg:y="11.659cm" presentation:class="outline" presentation:user-transformed="true">
          <draw:text-box>
            <text:list text:style-name="L4">
              <text:list-item>
                <text:p text:style-name="P7"><text:span text:style-name="T15">R</text:span><text:span text:style-name="T32">eceive and acknowledge message</text:span></text:p>
              </text:list-item>
              <text:list-item>
                <text:p text:style-name="P7"><text:span text:style-name="T33">Database transaction begins</text:span></text:p>
              </text:list-item>
              <text:list-item>
                <text:p text:style-name="P7"><text:span text:style-name="T33">Store message data</text:span></text:p>
              </text:list-item>
              <text:list-item>
                <text:p text:style-name="P7"><text:span text:style-name="T33">Database transaction commits</text:span></text:p>
              </text:list-item>
            </text:list>
          </draw:text-box>
        </draw:frame>
        <draw:frame draw:style-name="gr11" draw:text-style-name="P19" draw:layer="layout" svg:width="15.141cm" svg:height="1.038cm" svg:x="5.128cm" svg:y="16.509cm">
          <draw:text-box>
            <text:p><text:span text:style-name="T34">Message in Database, no longer in Destination</text:span></text:p>
          </draw:text-box>
        </draw:frame>
        <anim:par presentation:node-type="timing-root">
          <anim:seq presentation:node-type="main-sequence">
            <anim:par smil:begin="0s">
              <anim:par smil:begin="0s">
                <anim:par smil:begin="0s" smil:fill="hold" smil:accelerate="0.5" smil:decelerate="0.5" presentation:node-type="with-previous" presentation:preset-class="motion-path">
                  <anim:animateMotion smil:dur="0.5s" smil:fill="hold" smil:targetElement="id1" svg:path="m0.000944881889763779 0.0210498687664042 0.374763779527559 0.0239370078740157"/>
                </anim:par>
              </anim:par>
              <anim:par smil:begin="0.5s">
                <anim:par anim:id="id4" smil:begin="0s" smil:fill="hold" presentation:node-type="after-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smil:accelerate="0.5" smil:decelerate="0.5" presentation:node-type="with-previous" presentation:preset-class="motion-path">
                  <anim:animateMotion smil:dur="0.5s" smil:fill="hold" smil:targetElement="id1" svg:path="m0.385275590551181 0.0481889763779528 0.336456692913386 0.00320209973753281"/>
                </anim:par>
                <anim:set smil:begin="0s" smil:dur="0.001s" smil:fill="hold" presentation:master-element="id4" smil:targetElement="id2" smil:attributeName="visibility" smil:to="hidden"/>
              </anim:par>
            </anim:par>
            <anim:par smil:begin="next">
              <anim:par smil:begin="0s">
                <anim:par smil:begin="0s" smil:fill="hold" presentation:node-type="on-click" presentation:preset-class="exit" presentation:preset-id="ooo-exit-flash-once">
                  <anim:animate smil:dur="1s" smil:targetElement="id3" smil:attributeName="visibility" smil:values="hidden;visible" smil:keyTimes="0;0.5" smil:calcMode="discrete"/>
                  <anim:set smil:begin="0.999s" smil:dur="0.001s" smil:fill="hold" smil:targetElement="id3" smil:attributeName="visibility" smil:to="hidden"/>
                </anim:par>
              </anim:par>
            </anim:par>
          </anim:seq>
        </anim:par>
        <presentation:notes draw:style-name="dp2">
          <draw:page-thumbnail draw:style-name="gr3" draw:layer="layout" svg:width="13.335cm" svg:height="10.002cm" svg:x="3.492cm" svg:y="2.001cm" draw:page-number="8" presentation:class="page"/>
          <draw:frame presentation:style-name="pr10" draw:text-style-name="P20" draw:layer="layout" svg:width="14.904cm" svg:height="11.75cm" svg:x="2.708cm" svg:y="12.668cm" presentation:class="notes" presentation:placeholder="true">
            <draw:text-box/>
          </draw:frame>
        </presentation:notes>
      </draw:page>
      <draw:page draw:name="page9" draw:style-name="dp1" draw:master-page-name="Default" presentation:presentation-page-layout-name="AL3T3">
        <office:forms form:automatic-focus="false" form:apply-design-mode="false"/>
        <draw:frame draw:style-name="gr12" draw:text-style-name="P21" draw:id="id5" draw:layer="layout" svg:width="2.643cm" svg:height="4.023cm" svg:x="20.355cm" svg:y="6.421cm">
          <draw:text-box>
            <text:p><text:span text:style-name="T35">X</text:span></text:p>
          </draw:text-box>
        </draw:frame>
        <draw:frame presentation:style-name="pr5" draw:text-style-name="P2" draw:layer="layout" svg:width="17.476cm" svg:height="2.999cm" svg:x="1.759cm" svg:y="0.237cm" presentation:class="title" presentation:user-transformed="true">
          <draw:text-box>
            <text:p text:style-name="P6">AUTO_ACKNOWLEDGE<text:line-break/>Message Loss on Error</text:p>
          </draw:text-box>
        </draw:frame>
        <draw:rect draw:style-name="gr4" draw:layer="layout" svg:width="4.076cm" svg:height="3.209cm" svg:x="11.793cm" svg:y="6.576cm">
          <text:p/>
        </draw:rect>
        <draw:line draw:style-name="gr5" draw:layer="layout" svg:x1="1.898cm" svg:y1="6.844cm" svg:x2="4.068cm" svg:y2="6.851cm">
          <text:p/>
        </draw:line>
        <draw:line draw:style-name="gr5" draw:layer="layout" svg:x1="4.099cm" svg:y1="9.386cm" svg:x2="4.098cm" svg:y2="6.827cm">
          <text:p/>
        </draw:line>
        <draw:line draw:style-name="gr5" draw:layer="layout" svg:x1="7.239cm" svg:y1="9.386cm" svg:x2="4.037cm" svg:y2="9.382cm">
          <text:p/>
        </draw:line>
        <draw:line draw:style-name="gr5" draw:layer="layout" svg:x1="7.2cm" svg:y1="6.918cm" svg:x2="7.2cm" svg:y2="9.382cm">
          <text:p/>
        </draw:line>
        <draw:line draw:style-name="gr5" draw:layer="layout" svg:x1="7.15cm" svg:y1="6.882cm" svg:x2="9.32cm" svg:y2="6.889cm">
          <text:p/>
        </draw:line>
        <draw:line draw:style-name="gr5" draw:layer="layout" svg:x1="19.992cm" svg:y1="6.61cm" svg:x2="19.956cm" svg:y2="10.579cm">
          <text:p/>
        </draw:line>
        <draw:line draw:style-name="gr5" draw:layer="layout" svg:x1="23.449cm" svg:y1="6.611cm" svg:x2="23.413cm" svg:y2="10.58cm">
          <text:p/>
        </draw:line>
        <draw:ellipse draw:style-name="gr6" draw:layer="layout" svg:width="3.428cm" svg:height="1.358cm" svg:x="19.997cm" svg:y="5.921cm">
          <text:p/>
        </draw:ellipse>
        <draw:ellipse draw:style-name="gr6" draw:layer="layout" svg:width="3.44cm" svg:height="1.311cm" svg:x="19.956cm" svg:y="9.821cm">
          <text:p/>
        </draw:ellipse>
        <draw:frame draw:style-name="gr7" draw:text-style-name="P16" draw:layer="layout" svg:width="3.428cm" svg:height="1.295cm" svg:x="4.111cm" svg:y="9.703cm">
          <draw:text-box>
            <text:p><text:span text:style-name="T30">Queue</text:span></text:p>
          </draw:text-box>
        </draw:frame>
        <draw:custom-shape draw:style-name="gr8" draw:text-style-name="P18" draw:layer="layout" svg:width="8.969cm" svg:height="2.064cm" svg:x="13.719cm" svg:y="4.081cm">
          <text:p text:style-name="P17"><text:span text:style-name="T31">DB TX</text:span></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17" draw:layer="layout" svg:width="1.835cm" svg:height="2.523cm" svg:x="4.854cm" svg:y="6.20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7" draw:text-style-name="P16" draw:layer="layout" svg:width="1.958cm" svg:height="1.295cm" svg:x="20.816cm" svg:y="9.769cm">
          <draw:text-box>
            <text:p><text:span text:style-name="T30">DB</text:span></text:p>
          </draw:text-box>
        </draw:frame>
        <draw:frame draw:style-name="gr7" draw:text-style-name="P16" draw:layer="layout" svg:width="2.352cm" svg:height="1.295cm" svg:x="12.72cm" svg:y="9.669cm">
          <draw:text-box>
            <text:p><text:span text:style-name="T30">App</text:span></text:p>
          </draw:text-box>
        </draw:frame>
        <draw:custom-shape draw:style-name="gr10" draw:text-style-name="P18" draw:layer="layout" svg:width="8.969cm" svg:height="2.064cm" svg:x="4.626cm" svg:y="4.081cm">
          <text:p text:style-name="P17"><text:span text:style-name="T31">ACK</text:span></text:p>
          <draw:enhanced-geometry svg:viewBox="0 0 21600 21600" draw:mirror-vertical="fals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14" draw:text-style-name="P14" draw:layer="layout" svg:width="22.717cm" svg:height="4.324cm" svg:x="1.75cm" svg:y="11.66cm" presentation:class="outline" presentation:user-transformed="true">
          <draw:text-box>
            <text:list text:style-name="L4">
              <text:list-item>
                <text:p text:style-name="P7"><text:span text:style-name="T15">Receive and acknowledge message</text:span></text:p>
              </text:list-item>
              <text:list-item>
                <text:p text:style-name="P7"><text:span text:style-name="T18">Database transaction begins</text:span></text:p>
              </text:list-item>
              <text:list-item>
                <text:p text:style-name="P7"><text:span text:style-name="T18">Store message data: Error (after acknowledgement)</text:span></text:p>
              </text:list-item>
              <text:list-item>
                <text:p text:style-name="P7"><text:span text:style-name="T18">Database transaction rolls back</text:span></text:p>
              </text:list-item>
            </text:list>
          </draw:text-box>
        </draw:frame>
        <draw:frame draw:style-name="gr11" draw:text-style-name="P19" draw:layer="layout" svg:width="18.007cm" svg:height="1.038cm" svg:x="3.801cm" svg:y="16.314cm">
          <draw:text-box>
            <text:p><text:span text:style-name="T36">Message not in Database, no longer in Destination: lost!</text:span></text:p>
          </draw:text-box>
        </draw:frame>
        <anim:par presentation:node-type="timing-root">
          <anim:seq presentation:node-type="main-sequence">
            <anim:par smil:begin="0s">
              <anim:par smil:begin="0s">
                <anim:par anim:id="id6" smil:begin="0s" smil:fill="hold" presentation:node-type="after-previous" presentation:preset-class="entrance" presentation:preset-id="ooo-entrance-appear">
                  <anim:set smil:begin="0s" smil:dur="0.001s" smil:fill="hold" smil:targetElement="id5" smil:attributeName="visibility" smil:to="visible"/>
                </anim:par>
              </anim:par>
            </anim:par>
            <anim:par smil:begin="next">
              <anim:par smil:begin="0s">
                <anim:set smil:begin="0s" smil:dur="0.001s" smil:fill="hold" presentation:master-element="id6" smil:targetElement="id5" smil:attributeName="visibility" smil:to="hidden"/>
              </anim:par>
            </anim:par>
          </anim:seq>
        </anim:par>
        <presentation:notes draw:style-name="dp2">
          <draw:page-thumbnail draw:style-name="gr3" draw:layer="layout" svg:width="13.335cm" svg:height="10.002cm" svg:x="3.492cm" svg:y="2.001cm" draw:page-number="9" presentation:class="page"/>
          <draw:frame presentation:style-name="pr10" draw:text-style-name="P20" draw:layer="layout" svg:width="14.904cm" svg:height="11.75cm" svg:x="2.708cm" svg:y="12.668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text-style-name="P2" draw:layer="layout" svg:width="17.476cm" svg:height="2.753cm" svg:x="1.759cm" svg:y="0.238cm" presentation:class="title" presentation:user-transformed="true">
          <draw:text-box>
            <text:p text:style-name="P6">CLIENT_ACKNOWLEDGE</text:p>
          </draw:text-box>
        </draw:frame>
        <draw:frame presentation:style-name="pr15" draw:text-style-name="P14" draw:layer="layout" svg:width="21.855cm" svg:height="13.571cm" svg:x="1.75cm" svg:y="4.06cm" presentation:class="outline" presentation:user-transformed="true">
          <draw:text-box>
            <text:list text:style-name="L4">
              <text:list-item>
                <text:p text:style-name="P7"><text:span text:style-name="T15">Client takes responsibility for acknowledging message consumption</text:span></text:p>
                <text:list>
                  <text:list-item>
                    <text:p><text:span text:style-name="T12">Requires manually calling </text:span><text:span text:style-name="T23">Message.acknowledge()</text:span><text:span text:style-name="T37"> to remove the corresponding messages from the destination</text:span></text:p>
                  </text:list-item>
                </text:list>
              </text:list-item>
              <text:list-item>
                <text:p><text:span text:style-name="T18">You can acknowledge multiple messages after processing</text:span></text:p>
                <text:list>
                  <text:list-item>
                    <text:p><text:span text:style-name="T38">Message.acknowledge() </text:span><text:span text:style-name="T39">acts on</text:span><text:span text:style-name="T40"> all</text:span><text:span text:style-name="T12"> consumed messages of current Session</text:span></text:p>
                  </text:list-item>
                  <text:list-item>
                    <text:p><text:span text:style-name="T12">Optimizes the number of calls the MessageConsumer makes to broker</text:span></text:p>
                  </text:list-item>
                </text:list>
              </text:list-item>
              <text:list-item>
                <text:p><text:span text:style-name="T18">If a client fails before acknowledging, the messages can be redelivered</text:span></text:p>
                <text:list>
                  <text:list-item>
                    <text:p><text:span text:style-name="T12">Requires a call to </text:span><text:span text:style-name="T23">Session.recover() </text:span><text:span text:style-name="T37">for the same Session, telling the broker to resend the messages</text:span></text:p>
                  </text:list-item>
                  <text:list-item>
                    <text:p><text:span text:style-name="T39">This will Result in duplicate deliveries of any successfully consumed messages</text:span></text:p>
                  </text:list-item>
                </text:list>
              </text:list-item>
            </text:list>
          </draw:text-box>
        </draw:frame>
        <presentation:notes draw:style-name="dp2">
          <draw:page-thumbnail draw:style-name="gr3" draw:layer="layout" svg:width="13.335cm" svg:height="10.002cm" svg:x="3.492cm" svg:y="2.001cm" draw:page-number="10" presentation:class="page"/>
          <draw:frame presentation:style-name="pr10" draw:layer="layout" svg:width="14.904cm" svg:height="11.75cm" svg:x="2.708cm" svg:y="12.668cm" presentation:class="notes">
            <draw:text-box>
              <text:p>Note that Spring's DefaultMessageListenerContainer will NOT call Session.recover() when using CLIENT_ACKNOWLEDGE mode, so messages will not be redelivered in case of a failure when using that in spite of lack of acknowledgement!</text:p>
            </draw:text-box>
          </draw:frame>
        </presentation:notes>
      </draw:page>
      <draw:page draw:name="page11" draw:style-name="dp1" draw:master-page-name="Default" presentation:presentation-page-layout-name="AL3T3">
        <office:forms form:automatic-focus="false" form:apply-design-mode="false"/>
        <draw:frame draw:style-name="gr13" draw:text-style-name="P22" draw:id="id7" draw:layer="layout" svg:width="8.125cm" svg:height="1.875cm" svg:x="15.347cm" svg:y="11.843cm">
          <draw:text-box>
            <text:p><text:span text:style-name="T34">Messages in Database, </text:span><text:span text:style-name="T34"><text:line-break/></text:span><text:span text:style-name="T34">no longer in Destination</text:span></text:p>
          </draw:text-box>
        </draw:frame>
        <draw:frame presentation:style-name="pr5" draw:text-style-name="P2" draw:layer="layout" svg:width="17.476cm" svg:height="2.999cm" svg:x="1.759cm" svg:y="0.238cm" presentation:class="title" presentation:user-transformed="true">
          <draw:text-box>
            <text:p text:style-name="P6">CLIENT_ACKNOWLEDGE<text:line-break/>Successful Consumption</text:p>
          </draw:text-box>
        </draw:frame>
        <draw:rect draw:style-name="gr4" draw:layer="layout" svg:width="4.076cm" svg:height="3.209cm" svg:x="11.793cm" svg:y="6.576cm">
          <text:p/>
        </draw:rect>
        <draw:line draw:style-name="gr5" draw:layer="layout" svg:x1="1.898cm" svg:y1="6.844cm" svg:x2="4.068cm" svg:y2="6.851cm">
          <text:p/>
        </draw:line>
        <draw:line draw:style-name="gr5" draw:layer="layout" svg:x1="4.099cm" svg:y1="9.386cm" svg:x2="4.098cm" svg:y2="6.827cm">
          <text:p/>
        </draw:line>
        <draw:line draw:style-name="gr5" draw:layer="layout" svg:x1="7.239cm" svg:y1="9.386cm" svg:x2="4.037cm" svg:y2="9.382cm">
          <text:p/>
        </draw:line>
        <draw:line draw:style-name="gr5" draw:layer="layout" svg:x1="7.2cm" svg:y1="6.918cm" svg:x2="7.2cm" svg:y2="9.382cm">
          <text:p/>
        </draw:line>
        <draw:line draw:style-name="gr5" draw:layer="layout" svg:x1="7.15cm" svg:y1="6.882cm" svg:x2="9.32cm" svg:y2="6.889cm">
          <text:p/>
        </draw:line>
        <draw:line draw:style-name="gr5" draw:layer="layout" svg:x1="19.992cm" svg:y1="6.61cm" svg:x2="19.956cm" svg:y2="10.579cm">
          <text:p/>
        </draw:line>
        <draw:line draw:style-name="gr5" draw:layer="layout" svg:x1="23.449cm" svg:y1="6.611cm" svg:x2="23.413cm" svg:y2="10.58cm">
          <text:p/>
        </draw:line>
        <draw:ellipse draw:style-name="gr6" draw:layer="layout" svg:width="3.428cm" svg:height="1.358cm" svg:x="19.997cm" svg:y="5.921cm">
          <text:p/>
        </draw:ellipse>
        <draw:ellipse draw:style-name="gr6" draw:layer="layout" svg:width="3.44cm" svg:height="1.311cm" svg:x="19.956cm" svg:y="9.821cm">
          <text:p/>
        </draw:ellipse>
        <draw:frame draw:style-name="gr7" draw:text-style-name="P16" draw:layer="layout" svg:width="3.428cm" svg:height="1.295cm" svg:x="4.111cm" svg:y="9.703cm">
          <draw:text-box>
            <text:p><text:span text:style-name="T30">Queue</text:span></text:p>
          </draw:text-box>
        </draw:frame>
        <draw:custom-shape draw:style-name="gr8" draw:text-style-name="P18" draw:layer="layout" svg:width="8.969cm" svg:height="2.064cm" svg:x="13.719cm" svg:y="4.081cm">
          <text:p text:style-name="P17"><text:span text:style-name="T31">DB TX</text:span></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17" draw:layer="layout" svg:width="1.835cm" svg:height="2.523cm" svg:x="4.854cm" svg:y="6.20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7" draw:text-style-name="P16" draw:layer="layout" svg:width="1.958cm" svg:height="1.295cm" svg:x="20.816cm" svg:y="9.769cm">
          <draw:text-box>
            <text:p><text:span text:style-name="T30">DB</text:span></text:p>
          </draw:text-box>
        </draw:frame>
        <draw:frame draw:style-name="gr7" draw:text-style-name="P16" draw:layer="layout" svg:width="2.352cm" svg:height="1.295cm" svg:x="12.72cm" svg:y="9.669cm">
          <draw:text-box>
            <text:p><text:span text:style-name="T30">App</text:span></text:p>
          </draw:text-box>
        </draw:frame>
        <draw:custom-shape draw:style-name="gr10" draw:text-style-name="P18" draw:layer="layout" svg:width="8.969cm" svg:height="2.064cm" svg:x="4.626cm" svg:y="4.081cm">
          <text:p text:style-name="P17"><text:span text:style-name="T31">ACK</text:span></text:p>
          <draw:enhanced-geometry svg:viewBox="0 0 21600 21600" draw:mirror-vertical="fals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16" draw:text-style-name="P14" draw:layer="layout" svg:width="21.855cm" svg:height="7.621cm" svg:x="1.75cm" svg:y="11.66cm" presentation:class="outline" presentation:user-transformed="true">
          <draw:text-box>
            <text:list text:style-name="L4">
              <text:list-item>
                <text:p text:style-name="P7"><text:span text:style-name="T15">Receive message</text:span></text:p>
              </text:list-item>
              <text:list-item>
                <text:p text:style-name="P7"><text:span text:style-name="T18">Database transaction begins</text:span></text:p>
              </text:list-item>
              <text:list-item>
                <text:p text:style-name="P7"><text:span text:style-name="T18">Store message data</text:span></text:p>
              </text:list-item>
              <text:list-item>
                <text:p text:style-name="P7"><text:span text:style-name="T18">Database transaction commits</text:span></text:p>
              </text:list-item>
              <text:list-item>
                <text:p text:style-name="P7"><text:span text:style-name="T18">Acknowledge mess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3" draw:layer="layout" svg:width="13.335cm" svg:height="10.002cm" svg:x="3.492cm" svg:y="2.001cm" draw:page-number="11" presentation:class="page"/>
          <draw:frame presentation:style-name="pr10" draw:text-style-name="P20" draw:layer="layout" svg:width="14.904cm" svg:height="11.75cm" svg:x="2.708cm" svg:y="12.668cm" presentation:class="notes" presentation:placeholder="true">
            <draw:text-box/>
          </draw:frame>
        </presentation:notes>
      </draw:page>
      <draw:page draw:name="page12" draw:style-name="dp1" draw:master-page-name="Default" presentation:presentation-page-layout-name="AL3T3">
        <office:forms form:automatic-focus="false" form:apply-design-mode="false"/>
        <draw:frame draw:style-name="gr14" draw:text-style-name="P23" draw:id="id8" draw:layer="layout" svg:width="9.302cm" svg:height="2.841cm" svg:x="14.1cm" svg:y="11.824cm">
          <draw:text-box>
            <text:p><text:span text:style-name="T41">Messages in Database and </text:span></text:p>
            <text:p><text:span text:style-name="T41">still in Destination: </text:span></text:p>
            <text:p><text:span text:style-name="T41">Duplicate messages</text:span></text:p>
          </draw:text-box>
        </draw:frame>
        <draw:frame presentation:style-name="pr5" draw:text-style-name="P2" draw:layer="layout" svg:width="17.476cm" svg:height="2.999cm" svg:x="1.759cm" svg:y="0.239cm" presentation:class="title" presentation:user-transformed="true">
          <draw:text-box>
            <text:p text:style-name="P6">CLIENT_ACKNOWLEDGE<text:line-break/>Duplicate Messages</text:p>
          </draw:text-box>
        </draw:frame>
        <draw:rect draw:style-name="gr4" draw:layer="layout" svg:width="4.076cm" svg:height="3.209cm" svg:x="11.794cm" svg:y="6.577cm">
          <text:p/>
        </draw:rect>
        <draw:line draw:style-name="gr5" draw:layer="layout" svg:x1="1.899cm" svg:y1="6.845cm" svg:x2="4.069cm" svg:y2="6.852cm">
          <text:p/>
        </draw:line>
        <draw:line draw:style-name="gr5" draw:layer="layout" svg:x1="4.1cm" svg:y1="9.387cm" svg:x2="4.099cm" svg:y2="6.828cm">
          <text:p/>
        </draw:line>
        <draw:line draw:style-name="gr5" draw:layer="layout" svg:x1="7.24cm" svg:y1="9.387cm" svg:x2="4.038cm" svg:y2="9.383cm">
          <text:p/>
        </draw:line>
        <draw:line draw:style-name="gr5" draw:layer="layout" svg:x1="7.201cm" svg:y1="6.919cm" svg:x2="7.201cm" svg:y2="9.383cm">
          <text:p/>
        </draw:line>
        <draw:line draw:style-name="gr5" draw:layer="layout" svg:x1="7.151cm" svg:y1="6.883cm" svg:x2="9.321cm" svg:y2="6.89cm">
          <text:p/>
        </draw:line>
        <draw:line draw:style-name="gr5" draw:layer="layout" svg:x1="19.993cm" svg:y1="6.611cm" svg:x2="19.957cm" svg:y2="10.58cm">
          <text:p/>
        </draw:line>
        <draw:line draw:style-name="gr5" draw:layer="layout" svg:x1="23.45cm" svg:y1="6.612cm" svg:x2="23.414cm" svg:y2="10.581cm">
          <text:p/>
        </draw:line>
        <draw:ellipse draw:style-name="gr6" draw:layer="layout" svg:width="3.428cm" svg:height="1.358cm" svg:x="19.998cm" svg:y="5.922cm">
          <text:p/>
        </draw:ellipse>
        <draw:ellipse draw:style-name="gr6" draw:layer="layout" svg:width="3.44cm" svg:height="1.311cm" svg:x="19.957cm" svg:y="9.822cm">
          <text:p/>
        </draw:ellipse>
        <draw:frame draw:style-name="gr7" draw:text-style-name="P16" draw:layer="layout" svg:width="3.428cm" svg:height="1.295cm" svg:x="4.112cm" svg:y="9.704cm">
          <draw:text-box>
            <text:p><text:span text:style-name="T30">Queue</text:span></text:p>
          </draw:text-box>
        </draw:frame>
        <draw:custom-shape draw:style-name="gr8" draw:text-style-name="P18" draw:layer="layout" svg:width="8.969cm" svg:height="2.064cm" svg:x="13.72cm" svg:y="4.082cm">
          <text:p text:style-name="P17"><text:span text:style-name="T31">DB TX</text:span></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17" draw:layer="layout" svg:width="1.835cm" svg:height="2.523cm" svg:x="4.855cm" svg:y="6.2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7" draw:text-style-name="P16" draw:layer="layout" svg:width="1.958cm" svg:height="1.295cm" svg:x="20.817cm" svg:y="9.77cm">
          <draw:text-box>
            <text:p><text:span text:style-name="T30">DB</text:span></text:p>
          </draw:text-box>
        </draw:frame>
        <draw:frame draw:style-name="gr7" draw:text-style-name="P16" draw:layer="layout" svg:width="2.352cm" svg:height="1.295cm" svg:x="12.721cm" svg:y="9.67cm">
          <draw:text-box>
            <text:p><text:span text:style-name="T30">App</text:span></text:p>
          </draw:text-box>
        </draw:frame>
        <draw:frame draw:style-name="gr12" draw:text-style-name="P21" draw:layer="layout" svg:width="2.643cm" svg:height="4.023cm" svg:x="12.556cm" svg:y="6.022cm">
          <draw:text-box>
            <text:p><text:span text:style-name="T35">X</text:span></text:p>
          </draw:text-box>
        </draw:frame>
        <draw:frame presentation:style-name="pr17" draw:text-style-name="P14" draw:layer="layout" svg:width="21.855cm" svg:height="7.621cm" svg:x="1.751cm" svg:y="11.661cm" presentation:class="outline" presentation:user-transformed="true">
          <draw:text-box>
            <text:list text:style-name="L4">
              <text:list-item>
                <text:p text:style-name="P7"><text:span text:style-name="T15">Receive message</text:span></text:p>
              </text:list-item>
              <text:list-item>
                <text:p text:style-name="P7"><text:span text:style-name="T18">Database transaction begins</text:span></text:p>
              </text:list-item>
              <text:list-item>
                <text:p text:style-name="P7"><text:span text:style-name="T18">Store message data</text:span></text:p>
              </text:list-item>
              <text:list-item>
                <text:p text:style-name="P7"><text:span text:style-name="T18">Database transaction commits</text:span></text:p>
              </text:list-item>
              <text:list-item>
                <text:p text:style-name="P7"><text:span text:style-name="T18">Error in application before message acknowledge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3" draw:layer="layout" svg:width="13.335cm" svg:height="10.002cm" svg:x="3.492cm" svg:y="2.001cm" draw:page-number="12" presentation:class="page"/>
          <draw:frame presentation:style-name="pr10" draw:text-style-name="P20" draw:layer="layout" svg:width="14.904cm" svg:height="11.75cm" svg:x="2.708cm" svg:y="12.668cm" presentation:class="notes" presentation:placeholder="true">
            <draw:text-box/>
          </draw:frame>
        </presentation:notes>
      </draw:page>
      <draw:page draw:name="page13" draw:style-name="dp1" draw:master-page-name="Default" presentation:presentation-page-layout-name="AL3T3">
        <office:forms form:automatic-focus="false" form:apply-design-mode="false"/>
        <draw:frame presentation:style-name="pr5" draw:text-style-name="P2" draw:layer="layout" svg:width="17.476cm" svg:height="2.753cm" svg:x="1.759cm" svg:y="0.24cm" presentation:class="title" presentation:user-transformed="true">
          <draw:text-box>
            <text:p text:style-name="P6">Performance</text:p>
          </draw:text-box>
        </draw:frame>
        <draw:frame presentation:style-name="pr18" draw:text-style-name="P24" draw:layer="layout" svg:width="21.855cm" svg:height="11.219cm" svg:x="1.751cm" svg:y="4.061cm" presentation:class="outline" presentation:user-transformed="true">
          <draw:text-box>
            <text:list text:style-name="L4">
              <text:list-item>
                <text:p text:style-name="P7"><text:span text:style-name="T42">Both AUTO_ACKNOWLEDGE and CLIENT_ACKNOWLEDGE generally result in lots of overhead</text:span></text:p>
                <text:list>
                  <text:list-item>
                    <text:p><text:span text:style-name="T15">Because an acknowledgement is typically being sent for each consumed message</text:span></text:p>
                  </text:list-item>
                </text:list>
              </text:list-item>
            </text:list>
          </draw:text-box>
        </draw:frame>
        <presentation:notes draw:style-name="dp2">
          <draw:page-thumbnail draw:style-name="gr3" draw:layer="layout" svg:width="13.335cm" svg:height="10.002cm" svg:x="3.492cm" svg:y="2.001cm" draw:page-number="13" presentation:class="page"/>
          <draw:frame presentation:style-name="pr10" draw:layer="layout" svg:width="14.904cm" svg:height="11.75cm" svg:x="2.708cm" svg:y="12.668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9" draw:layer="layout" svg:width="21.855cm" svg:height="13.311cm" svg:x="1.745cm" svg:y="4.057cm" presentation:class="outline" presentation:user-transformed="true">
          <draw:text-box>
            <text:list text:style-name="L8">
              <text:list-item>
                <text:p>Message delivery can be acknowledged lazily</text:p>
                <text:list>
                  <text:list-item>
                    <text:p>Rather than after each successful delivery</text:p>
                  </text:list-item>
                  <text:list-item>
                    <text:p>But still automatically, without client code</text:p>
                  </text:list-item>
                </text:list>
              </text:list-item>
              <text:list-item>
                <text:p>However, this can result in duplicates</text:p>
                <text:list>
                  <text:list-item>
                    <text:p>If the JMS provider fails before acknowledgement</text:p>
                    <text:list>
                      <text:list-item>
                        <text:p><text:span text:style-name="T27">Just as with CLIENT_ACKNOWLEDGE really</text:span></text:p>
                      </text:list-item>
                    </text:list>
                  </text:list-item>
                  <text:list-item>
                    <text:p>This means application needs to be able to handle this scenario programmatically, if preventing duplicates is important</text:p>
                  </text:list-item>
                  <text:list-item>
                    <text:p>Good for idempotent consumers</text:p>
                  </text:list-item>
                </text:list>
              </text:list-item>
              <text:list-item>
                <text:p>Can result in better performance than AUTO_ACKNOWLEDGE</text:p>
                <text:list>
                  <text:list-item>
                    <text:p>Lowers the overhead associated with a Session</text:p>
                  </text:list-item>
                </text:list>
              </text:list-item>
            </text:list>
          </draw:text-box>
        </draw:frame>
        <draw:frame presentation:style-name="pr5" draw:text-style-name="P2" draw:layer="layout" svg:width="17.476cm" svg:height="2.753cm" svg:x="1.759cm" svg:y="0.24cm" presentation:class="title" presentation:user-transformed="true">
          <draw:text-box>
            <text:p text:style-name="P6">DUPS_OK_ACKNOWLEDGE</text:p>
          </draw:text-box>
        </draw:frame>
        <presentation:notes draw:style-name="dp2">
          <draw:page-thumbnail draw:style-name="gr3" draw:layer="layout" svg:width="13.335cm" svg:height="10.002cm" svg:x="3.492cm" svg:y="2.001cm" draw:page-number="14" presentation:class="page"/>
          <draw:frame presentation:style-name="pr10" draw:layer="layout" svg:width="14.904cm" svg:height="11.75cm" svg:x="2.708cm" svg:y="12.668cm" presentation:class="notes" presentation:placeholder="true">
            <draw:text-box/>
          </draw:frame>
        </presentation:notes>
      </draw:page>
      <draw:page draw:name="page15" draw:style-name="dp1" draw:master-page-name="Default">
        <office:forms form:automatic-focus="false" form:apply-design-mode="false"/>
        <draw:frame presentation:style-name="pr20" draw:text-style-name="P8" draw:layer="layout" svg:width="21.855cm" svg:height="11.219cm" svg:x="1.747cm" svg:y="4.057cm" presentation:class="outline" presentation:user-transformed="true">
          <draw:text-box>
            <text:list text:style-name="L4">
              <text:list-item>
                <text:p text:style-name="P7"><text:span text:style-name="T5">Why use JMS Transactions?</text:span></text:p>
              </text:list-item>
              <text:list-item>
                <text:p text:style-name="P7"><text:span text:style-name="T5">JMS Sessions as Units of Work</text:span></text:p>
              </text:list-item>
              <text:list-item>
                <text:p text:style-name="P7"><text:span text:style-name="T3">Overview of Transactional Options</text:span></text:p>
              </text:list-item>
              <text:list-item>
                <text:p text:style-name="P7"><text:span text:style-name="T4">Transactional JMS Resources with Spring</text:span></text:p>
              </text:list-item>
              <text:list-item>
                <text:p text:style-name="P7"><text:span text:style-name="T4">Duplicate Message Handling</text:span></text:p>
              </text:list-item>
            </text:list>
          </draw:text-box>
        </draw:frame>
        <draw:frame presentation:style-name="pr5" draw:text-style-name="P2" draw:layer="layout" svg:width="17.476cm" svg:height="2.753cm" svg:x="1.76cm" svg:y="0.232cm" presentation:class="title" presentation:user-transformed="true">
          <draw:text-box>
            <text:p text:style-name="P6">Topics in this Session</text:p>
          </draw:text-box>
        </draw:frame>
        <presentation:notes draw:style-name="dp2">
          <draw:custom-shape draw:name="Rectangle 7" draw:style-name="gr1" draw:text-style-name="P9" draw:layer="layout" svg:width="8.806cm" svg:height="1.332cm" svg:x="11.513cm" svg:y="25.337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5"/>
          <draw:frame presentation:style-name="pr6" draw:text-style-name="P10" draw:layer="layout" svg:width="14.904cm" svg:height="12.001cm" svg:x="2.708cm" svg:y="12.668cm" presentation:class="notes" presentation:placeholder="true">
            <draw:text-box/>
          </draw:frame>
        </presentation:notes>
      </draw:page>
      <draw:page draw:name="page16" draw:style-name="dp1" draw:master-page-name="Default">
        <office:forms form:automatic-focus="false" form:apply-design-mode="false"/>
        <draw:frame presentation:style-name="pr21" draw:text-style-name="P25" draw:layer="layout" svg:width="21.855cm" svg:height="11.219cm" svg:x="1.745cm" svg:y="4.657cm" presentation:class="outline" presentation:user-transformed="true">
          <draw:text-box>
            <text:p/>
          </draw:text-box>
        </draw:frame>
        <draw:frame presentation:style-name="pr5" draw:text-style-name="P2" draw:layer="layout" svg:width="17.476cm" svg:height="2.753cm" svg:x="1.76cm" svg:y="0.233cm" presentation:class="title" presentation:user-transformed="true">
          <draw:text-box>
            <text:p text:style-name="P6">JMS Transaction Options</text:p>
          </draw:text-box>
        </draw:frame>
        <draw:frame presentation:style-name="pr22" draw:text-style-name="P13" draw:layer="layout" svg:width="21.855cm" svg:height="11.219cm" svg:x="1.748cm" svg:y="4.058cm" presentation:class="outline" presentation:user-transformed="true">
          <draw:text-box>
            <text:list text:style-name="L4">
              <text:list-item>
                <text:p text:style-name="P7"><text:span text:style-name="T9">No transaction</text:span></text:p>
                <text:list>
                  <text:list-item>
                    <text:p><text:span text:style-name="T43">In which case, the Acknowledge Mode is applied</text:span></text:p>
                  </text:list-item>
                </text:list>
              </text:list-item>
              <text:list-item>
                <text:p><text:span text:style-name="T43">Local transaction</text:span></text:p>
                <text:list>
                  <text:list-item>
                    <text:p><text:span text:style-name="T43">Pass </text:span><text:span text:style-name="T44">true</text:span><text:span text:style-name="T43"> to </text:span><text:span text:style-name="T44">Connection.createSession(boolean, int) </text:span><text:span text:style-name="T9">to start a new transaction</text:span></text:p>
                  </text:list-item>
                  <text:list-item>
                    <text:p><text:span text:style-name="T9">Messages acknowledged automatically when the transaction is committed</text:span></text:p>
                  </text:list-item>
                </text:list>
              </text:list-item>
              <text:list-item>
                <text:p text:style-name="P7"><text:span text:style-name="T43">XA Global transaction (not in this presentation)</text:span></text:p>
                <text:list>
                  <text:list-item>
                    <text:p><text:span text:style-name="T43">Values passed to </text:span><text:span text:style-name="T44">createSession</text:span><text:span text:style-name="T43"> are ignored</text:span></text:p>
                  </text:list-item>
                </text:list>
              </text:list-item>
            </text:list>
          </draw:text-box>
        </draw:frame>
        <presentation:notes draw:style-name="dp2">
          <draw:custom-shape draw:name="Rectangle 7" draw:style-name="gr1" draw:text-style-name="P9"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6"/>
          <draw:frame presentation:style-name="pr6" draw:text-style-name="P10" draw:layer="layout" svg:width="14.904cm" svg:height="12.001cm" svg:x="2.708cm" svg:y="12.668cm" presentation:class="notes">
            <draw:text-box>
              <text:p text:style-name="P6"><text:span text:style-name="T45">Transacted is shown by Spring as an option for the acknowledge attribute in the namespace, but it results in a transacted Session (not technically an acknowledge mode in the JMS spec.</text:span></text:p>
              <text:p text:style-name="P6"><text:span text:style-name="T45"/></text:p>
              <text:p text:style-name="P6"><text:span text:style-name="T45">This transaction is very short lived though, not to be confused with a transaction started entering a @Transactional method</text:span></text:p>
            </draw:text-box>
          </draw:frame>
        </presentation:notes>
      </draw:page>
      <draw:page draw:name="page17" draw:style-name="dp1" draw:master-page-name="Default">
        <office:forms form:automatic-focus="false" form:apply-design-mode="false"/>
        <draw:frame presentation:style-name="pr21" draw:text-style-name="P25" draw:layer="layout" svg:width="21.855cm" svg:height="11.219cm" svg:x="1.745cm" svg:y="4.657cm" presentation:class="outline" presentation:user-transformed="true">
          <draw:text-box>
            <text:p/>
          </draw:text-box>
        </draw:frame>
        <draw:frame presentation:style-name="pr5" draw:text-style-name="P2" draw:layer="layout" svg:width="17.476cm" svg:height="2.753cm" svg:x="1.76cm" svg:y="0.234cm" presentation:class="title" presentation:user-transformed="true">
          <draw:text-box>
            <text:p text:style-name="P6">JMS Local Transaction</text:p>
          </draw:text-box>
        </draw:frame>
        <draw:frame presentation:style-name="pr23" draw:text-style-name="P24" draw:layer="layout" svg:width="21.855cm" svg:height="13.315cm" svg:x="1.749cm" svg:y="4.059cm" presentation:class="outline" presentation:user-transformed="true">
          <draw:text-box>
            <text:list text:style-name="L4">
              <text:list-item>
                <text:p text:style-name="P7"><text:span text:style-name="T42">Only apply to JMS</text:span></text:p>
                <text:list>
                  <text:list-item>
                    <text:p><text:span text:style-name="T15">Ignores other transactional resources</text:span></text:p>
                  </text:list-item>
                  <text:list-item>
                    <text:p><text:span text:style-name="T15">Transactions spanning multiple resources require JTA</text:span></text:p>
                  </text:list-item>
                </text:list>
              </text:list-item>
              <text:list-item>
                <text:p text:style-name="P7"><text:span text:style-name="T42">Several 'best effort' strategies will work without JTA and could be sufficient:</text:span></text:p>
                <text:list>
                  <text:list-item>
                    <text:p><text:span text:style-name="T15">Commit the database transaction before committing the JMS transaction</text:span></text:p>
                    <text:list>
                      <text:list-item>
                        <text:p><text:span text:style-name="T17">This approach never loses messages</text:span></text:p>
                      </text:list-item>
                      <text:list-item>
                        <text:p><text:span text:style-name="T17">But it causes duplicate messages should the JMS commit fail, as with CLIENT_ACKNOWLEDGE OR DUPS_OK_ACKNOWLEDGE</text:span></text:p>
                      </text:list-item>
                    </text:list>
                  </text:list-item>
                  <text:list-item>
                    <text:p><text:span text:style-name="T15">Put the database / messaging commits close together to reduce the likihood of such failures</text:span></text:p>
                    <text:list>
                      <text:list-item>
                        <text:p><text:span text:style-name="T46">Avoid generating application errors after between the commit operations, only external errors</text:span></text:p>
                      </text:list-item>
                    </text:list>
                  </text:list-item>
                </text:list>
              </text:list-item>
            </text:list>
          </draw:text-box>
        </draw:frame>
        <presentation:notes draw:style-name="dp2">
          <draw:custom-shape draw:name="Rectangle 7" draw:style-name="gr1" draw:text-style-name="P9"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7"/>
          <draw:frame presentation:style-name="pr6" draw:text-style-name="P10" draw:layer="layout" svg:width="14.904cm" svg:height="12.001cm" svg:x="2.708cm" svg:y="12.668cm" presentation:class="notes">
            <draw:text-box>
              <text:p text:style-name="P6"><text:span text:style-name="T45">http://www.javaworld.com/javaworld/jw-01-2009/jw-01-spring-transactions.html</text:span></text:p>
            </draw:text-box>
          </draw:frame>
        </presentation:notes>
      </draw:page>
      <draw:page draw:name="page18" draw:style-name="dp1" draw:master-page-name="Default" presentation:presentation-page-layout-name="AL2T1">
        <office:forms form:automatic-focus="false" form:apply-design-mode="false"/>
        <draw:frame presentation:style-name="pr5" draw:text-style-name="P2" draw:layer="layout" svg:width="17.476cm" svg:height="2.999cm" svg:x="1.76cm" svg:y="0.235cm" presentation:class="title" presentation:user-transformed="true">
          <draw:text-box>
            <text:p text:style-name="P6">Spring Namespace Conventions</text:p>
          </draw:text-box>
        </draw:frame>
        <draw:frame presentation:style-name="pr24" draw:text-style-name="P24" draw:layer="layout" svg:width="21.855cm" svg:height="11.219cm" svg:x="1.75cm" svg:y="4.06cm" presentation:class="outline" presentation:user-transformed="true">
          <draw:text-box>
            <text:list text:style-name="L4">
              <text:list-item>
                <text:p text:style-name="P7"><text:span text:style-name="T42">Transacted Session and Acknowledge Mode are mutually exclusive</text:span></text:p>
              </text:list-item>
              <text:list-item>
                <text:p text:style-name="P7"><text:span text:style-name="T47">So the Spring Namespace specifies them in a single attribute called </text:span><text:span text:style-name="T48">acknowledge, </text:span><text:span text:style-name="T49">whose value can be:</text:span></text:p>
              </text:list-item>
            </text:list>
            <text:list text:style-name="L9">
              <text:list-item>
                <text:list>
                  <text:list-item>
                    <text:p><text:span text:style-name="T14">auto</text:span><text:span text:style-name="T10">, </text:span><text:span text:style-name="T14">client</text:span><text:span text:style-name="T10"> or </text:span><text:span text:style-name="T14">dups_ok</text:span><text:span text:style-name="T10"> for the acknowledge mode</text:span></text:p>
                  </text:list-item>
                  <text:list-item>
                    <text:p><text:span text:style-name="T10">Or </text:span><text:span text:style-name="T14">transacted</text:span><text:span text:style-name="T10"> for a transacted session</text:span></text:p>
                  </text:list-item>
                </text:list>
              </text:list-item>
              <text:list-item>
                <text:p><text:span text:style-name="T14">transacted</text:span><text:span text:style-name="T10"> starts local JMS TX when no managed JMS or JTA TX is in progress</text:span></text:p>
                <text:list>
                  <text:list-item>
                    <text:p><text:span text:style-name="T10">Will be synchronized with existing (non-JTA) TX</text:span></text:p>
                  </text:list-item>
                </text:list>
              </text:list-item>
            </text:list>
          </draw:text-box>
        </draw:frame>
        <presentation:notes draw:style-name="dp2">
          <draw:page-thumbnail draw:style-name="gr3" draw:layer="layout" svg:width="13.335cm" svg:height="10.002cm" svg:x="3.492cm" svg:y="2.001cm" draw:page-number="18" presentation:class="page"/>
          <draw:frame presentation:style-name="pr10" draw:layer="layout" svg:width="14.904cm" svg:height="11.75cm" svg:x="2.708cm" svg:y="12.668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text-style-name="P2" draw:layer="layout" svg:width="17.476cm" svg:height="2.999cm" svg:x="1.76cm" svg:y="0.236cm" presentation:class="title" presentation:user-transformed="true">
          <draw:text-box>
            <text:p text:style-name="P6">Enhancement not Available in EJB MessageDriven Bean</text:p>
          </draw:text-box>
        </draw:frame>
        <draw:frame presentation:style-name="pr25" draw:text-style-name="P24" draw:layer="layout" svg:width="21.855cm" svg:height="11.293cm" svg:x="1.751cm" svg:y="4.061cm" presentation:class="outline" presentation:user-transformed="true">
          <draw:text-box>
            <text:list text:style-name="L4">
              <text:list-item>
                <text:p text:style-name="P7"><text:span text:style-name="T42">One limit to EJB MessageDriven beans is that you can't both receive and then send a message in a single Session</text:span></text:p>
                <text:list>
                  <text:list-item>
                    <text:p><text:span text:style-name="T15">In other words, JTA will not transparently manage both operations as part of a single transaction</text:span></text:p>
                  </text:list-item>
                </text:list>
              </text:list-item>
              <text:list-item>
                <text:p text:style-name="P7"><text:span text:style-name="T42">However, in Spring, the </text:span><text:span text:style-name="T48">transacted</text:span><text:span text:style-name="T47"> attribute will:</text:span></text:p>
                <text:list>
                  <text:list-item>
                    <text:p><text:span text:style-name="T10">Start a local JMS transaction when no managed JMS or JTA transaction is in progress</text:span></text:p>
                  </text:list-item>
                  <text:list-item>
                    <text:p><text:span text:style-name="T10">Automatically join an existing local (non-JTA) transaction that is in progress</text:span></text:p>
                  </text:list-item>
                </text:list>
              </text:list-item>
            </text:list>
          </draw:text-box>
        </draw:frame>
        <presentation:notes draw:style-name="dp2">
          <draw:page-thumbnail draw:style-name="gr3" draw:layer="layout" svg:width="13.335cm" svg:height="10.002cm" svg:x="3.492cm" svg:y="2.001cm" draw:page-number="19" presentation:class="page"/>
          <draw:frame presentation:style-name="pr10" draw:layer="layout" svg:width="14.904cm" svg:height="11.75cm" svg:x="2.708cm" svg:y="12.668cm" presentation:class="notes" presentation:placeholder="true">
            <draw:text-box/>
          </draw:frame>
        </presentation:notes>
      </draw:page>
      <draw:page draw:name="page20" draw:style-name="dp1" draw:master-page-name="Default">
        <office:forms form:automatic-focus="false" form:apply-design-mode="false"/>
        <draw:frame presentation:style-name="pr21" draw:text-style-name="P25" draw:layer="layout" svg:width="21.855cm" svg:height="11.219cm" svg:x="1.745cm" svg:y="4.657cm" presentation:class="outline" presentation:user-transformed="true">
          <draw:text-box>
            <text:p/>
          </draw:text-box>
        </draw:frame>
        <draw:frame presentation:style-name="pr5" draw:text-style-name="P2" draw:layer="layout" svg:width="17.476cm" svg:height="2.999cm" svg:x="1.76cm" svg:y="0.237cm" presentation:class="title" presentation:user-transformed="true">
          <draw:text-box>
            <text:p text:style-name="P6">Participating in a Local Transaction</text:p>
          </draw:text-box>
        </draw:frame>
        <draw:frame presentation:style-name="pr26" draw:text-style-name="P24" draw:layer="layout" svg:width="21.855cm" svg:height="13.65cm" svg:x="1.752cm" svg:y="4.062cm" presentation:class="outline" presentation:user-transformed="true">
          <draw:text-box>
            <text:list text:style-name="L4">
              <text:list-item>
                <text:p text:style-name="P7"><text:span text:style-name="T50">acknowledge="transacted"</text:span><text:span text:style-name="T42"> is often enough</text:span></text:p>
                <text:list>
                  <text:list-item>
                    <text:p><text:span text:style-name="T9">Assuming the listener's container started the local transaction</text:span></text:p>
                    <text:list>
                      <text:list-item>
                        <text:p><text:span text:style-name="T9">Requires a Spring SessionAwareMessageListener and a Spring Transacted Listener container</text:span></text:p>
                      </text:list-item>
                    </text:list>
                  </text:list-item>
                  <text:list-item>
                    <text:p><text:span text:style-name="T9">A JmsTemplate will automatically use the same Session for its transaction</text:span></text:p>
                  </text:list-item>
                  <text:list-item>
                    <text:p><text:span text:style-name="T9">Synchronizes the client operation with transactions from other local transaction managers</text:span></text:p>
                    <text:list>
                      <text:list-item>
                        <text:p><text:span text:style-name="T17">e.g. DataSourceTransactionManager</text:span></text:p>
                      </text:list-item>
                      <text:list-item>
                        <text:p><text:span text:style-name="T17">Commits the Session only </text:span><text:span text:style-name="T46">after</text:span><text:span text:style-name="T17"> a successful database commit </text:span></text:p>
                      </text:list-item>
                    </text:list>
                  </text:list-item>
                </text:list>
              </text:list-item>
              <text:list-item>
                <text:p text:style-name="P7"><text:span text:style-name="T9">Spring also provides JmsTransactionManager for when </text:span><text:span text:style-name="T44">acknowledge=</text:span><text:span text:style-name="T51">"transacted"</text:span><text:span text:style-name="T9"> cannot be used</text:span></text:p>
              </text:list-item>
            </text:list>
          </draw:text-box>
        </draw:frame>
        <presentation:notes draw:style-name="dp2">
          <draw:custom-shape draw:name="Rectangle 7" draw:style-name="gr1" draw:text-style-name="P9"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0"/>
          <draw:frame presentation:style-name="pr6" draw:text-style-name="P10" draw:layer="layout" svg:width="14.904cm" svg:height="12.001cm" svg:x="2.708cm" svg:y="12.668cm" presentation:class="notes" presentation:user-transformed="true">
            <draw:text-box>
              <text:p text:style-name="P6"><text:span text:style-name="T45">If a listener container invokes a jmsTemplate method indirectly, it will respect an overall transaction</text:span></text:p>
              <text:p text:style-name="P6"><text:span text:style-name="T45"/></text:p>
              <text:p text:style-name="P6"><text:span text:style-name="T45">OnMessage(..) {</text:span></text:p>
              <text:p text:style-name="P6"><text:span text:style-name="T45"><text:s text:c="2"/></text:span><text:span text:style-name="T45">jmsTemplate.send(/*in existing jms transaction*/..)</text:span></text:p>
              <text:p text:style-name="P6"><text:span text:style-name="T45">}</text:span></text:p>
              <text:p text:style-name="P6"><text:span text:style-name="T45"/></text:p>
              <text:p text:style-name="P6"><text:span text:style-name="T45">But if you invoke two jmsTemplate methods out of a transaction context (obviously) they will not participate in the same transaction.</text:span></text:p>
              <text:p text:style-name="P6"><text:span text:style-name="T45"/></text:p>
              <text:p text:style-name="P6"><text:span text:style-name="T45">jmsTemplate.receive(..);</text:span></text:p>
              <text:p text:style-name="P6"><text:span text:style-name="T45">//transaction committed</text:span></text:p>
              <text:p text:style-name="P6"><text:span text:style-name="T45">jmsTemplate.send(..);</text:span></text:p>
              <text:p text:style-name="P6"><text:span text:style-name="T45"/></text:p>
              <text:p text:style-name="P6"><text:span text:style-name="T45">If you want this to work you need to use JmsTransactionManager</text:span></text:p>
            </draw:text-box>
          </draw:frame>
        </presentation:notes>
      </draw:page>
      <draw:page draw:name="page21" draw:style-name="dp1" draw:master-page-name="Default" presentation:presentation-page-layout-name="AL3T3">
        <office:forms form:automatic-focus="false" form:apply-design-mode="false"/>
        <draw:frame presentation:style-name="pr5" draw:text-style-name="P26" draw:layer="layout" svg:width="17.476cm" svg:height="2.753cm" svg:x="1.759cm" svg:y="0.239cm" presentation:class="title" presentation:user-transformed="true">
          <draw:text-box>
            <text:p text:style-name="P6"><text:span text:style-name="T52">JMS &amp; Database Transaction Synchronization Successful Consumption</text:span></text:p>
          </draw:text-box>
        </draw:frame>
        <draw:rect draw:style-name="gr4" draw:layer="layout" svg:width="4.076cm" svg:height="3.209cm" svg:x="11.793cm" svg:y="6.576cm">
          <text:p/>
        </draw:rect>
        <draw:line draw:style-name="gr5" draw:layer="layout" svg:x1="1.898cm" svg:y1="6.844cm" svg:x2="4.068cm" svg:y2="6.851cm">
          <text:p/>
        </draw:line>
        <draw:line draw:style-name="gr5" draw:layer="layout" svg:x1="4.099cm" svg:y1="9.386cm" svg:x2="4.098cm" svg:y2="6.827cm">
          <text:p/>
        </draw:line>
        <draw:line draw:style-name="gr5" draw:layer="layout" svg:x1="7.239cm" svg:y1="9.386cm" svg:x2="4.037cm" svg:y2="9.382cm">
          <text:p/>
        </draw:line>
        <draw:line draw:style-name="gr5" draw:layer="layout" svg:x1="7.2cm" svg:y1="6.918cm" svg:x2="7.2cm" svg:y2="9.382cm">
          <text:p/>
        </draw:line>
        <draw:line draw:style-name="gr5" draw:layer="layout" svg:x1="7.15cm" svg:y1="6.882cm" svg:x2="9.32cm" svg:y2="6.889cm">
          <text:p/>
        </draw:line>
        <draw:line draw:style-name="gr5" draw:layer="layout" svg:x1="19.992cm" svg:y1="6.61cm" svg:x2="19.956cm" svg:y2="10.579cm">
          <text:p/>
        </draw:line>
        <draw:line draw:style-name="gr5" draw:layer="layout" svg:x1="23.449cm" svg:y1="6.611cm" svg:x2="23.413cm" svg:y2="10.58cm">
          <text:p/>
        </draw:line>
        <draw:ellipse draw:style-name="gr6" draw:layer="layout" svg:width="3.428cm" svg:height="1.358cm" svg:x="19.997cm" svg:y="5.921cm">
          <text:p/>
        </draw:ellipse>
        <draw:ellipse draw:style-name="gr6" draw:layer="layout" svg:width="3.44cm" svg:height="1.311cm" svg:x="19.956cm" svg:y="9.821cm">
          <text:p/>
        </draw:ellipse>
        <draw:frame draw:style-name="gr7" draw:text-style-name="P16" draw:layer="layout" svg:width="3.428cm" svg:height="1.295cm" svg:x="4.111cm" svg:y="9.703cm">
          <draw:text-box>
            <text:p><text:span text:style-name="T30">Queue</text:span></text:p>
          </draw:text-box>
        </draw:frame>
        <draw:custom-shape draw:style-name="gr8" draw:text-style-name="P18" draw:layer="layout" svg:width="8.969cm" svg:height="2.064cm" svg:x="13.719cm" svg:y="4.081cm">
          <text:p text:style-name="P17"><text:span text:style-name="T31">DB TX</text:span></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17" draw:layer="layout" svg:width="1.835cm" svg:height="2.523cm" svg:x="4.854cm" svg:y="6.20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7" draw:text-style-name="P16" draw:layer="layout" svg:width="1.958cm" svg:height="1.295cm" svg:x="20.816cm" svg:y="9.769cm">
          <draw:text-box>
            <text:p><text:span text:style-name="T30">DB</text:span></text:p>
          </draw:text-box>
        </draw:frame>
        <draw:frame draw:style-name="gr7" draw:text-style-name="P16" draw:layer="layout" svg:width="2.352cm" svg:height="1.295cm" svg:x="12.72cm" svg:y="9.669cm">
          <draw:text-box>
            <text:p><text:span text:style-name="T30">App</text:span></text:p>
          </draw:text-box>
        </draw:frame>
        <draw:custom-shape draw:style-name="gr10" draw:text-style-name="P18" draw:layer="layout" svg:width="8.969cm" svg:height="2.064cm" svg:x="4.626cm" svg:y="4.081cm">
          <text:p text:style-name="P17"><text:span text:style-name="T31">ACK</text:span></text:p>
          <draw:enhanced-geometry svg:viewBox="0 0 21600 21600" draw:mirror-vertical="fals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27" draw:text-style-name="P15" draw:layer="layout" svg:width="21.855cm" svg:height="7.621cm" svg:x="1.752cm" svg:y="11.662cm" presentation:class="outline" presentation:user-transformed="true">
          <draw:text-box>
            <text:list text:style-name="L4">
              <text:list-item>
                <text:p text:style-name="P7"><text:span text:style-name="T17">JMS Transaction begins</text:span></text:p>
              </text:list-item>
              <text:list-item>
                <text:p text:style-name="P7"><text:span text:style-name="T12">Receive message</text:span></text:p>
              </text:list-item>
              <text:list-item>
                <text:p text:style-name="P7"><text:span text:style-name="T12">Database transaction begins</text:span></text:p>
              </text:list-item>
              <text:list-item>
                <text:p text:style-name="P7"><text:span text:style-name="T12">Store message data</text:span></text:p>
              </text:list-item>
              <text:list-item>
                <text:p text:style-name="P7"><text:span text:style-name="T12">Database transaction commits</text:span></text:p>
              </text:list-item>
              <text:list-item>
                <text:p text:style-name="P7"><text:span text:style-name="T12">JMS transaction commits</text:span></text:p>
              </text:list-item>
            </text:list>
          </draw:text-box>
        </draw:frame>
        <draw:frame draw:style-name="gr15" draw:text-style-name="P27" draw:layer="layout" svg:width="18.799cm" svg:height="1.237cm" svg:x="3.305cm" svg:y="17.208cm">
          <draw:text-box>
            <text:p/>
          </draw:text-box>
        </draw:frame>
        <draw:frame draw:style-name="gr11" draw:text-style-name="P19" draw:layer="layout" svg:width="15.141cm" svg:height="1.038cm" svg:x="5.129cm" svg:y="17.21cm">
          <draw:text-box>
            <text:p><text:span text:style-name="T34">Message in Database, no longer in Destination</text:span></text:p>
          </draw:text-box>
        </draw:frame>
        <presentation:notes draw:style-name="dp2">
          <draw:page-thumbnail draw:style-name="gr3" draw:layer="layout" svg:width="13.335cm" svg:height="10.002cm" svg:x="3.492cm" svg:y="2.001cm" draw:page-number="21" presentation:class="page"/>
          <draw:frame presentation:style-name="pr10" draw:layer="layout" svg:width="14.904cm" svg:height="11.75cm" svg:x="2.708cm" svg:y="12.668cm" presentation:class="notes" presentation:placeholder="true">
            <draw:text-box/>
          </draw:frame>
        </presentation:notes>
      </draw:page>
      <draw:page draw:name="page22" draw:style-name="dp1" draw:master-page-name="Default" presentation:presentation-page-layout-name="AL3T3">
        <office:forms form:automatic-focus="false" form:apply-design-mode="false"/>
        <draw:frame presentation:style-name="pr5" draw:text-style-name="P26" draw:layer="layout" svg:width="17.476cm" svg:height="2.753cm" svg:x="1.759cm" svg:y="0.24cm" presentation:class="title" presentation:user-transformed="true">
          <draw:text-box>
            <text:p text:style-name="P6"><text:span text:style-name="T52">JMS &amp; Database Transaction Synchronization Database Rollback</text:span></text:p>
          </draw:text-box>
        </draw:frame>
        <draw:frame draw:style-name="gr12" draw:text-style-name="P21" draw:layer="layout" svg:width="2.643cm" svg:height="4.023cm" svg:x="20.356cm" svg:y="6.422cm">
          <draw:text-box>
            <text:p><text:span text:style-name="T35">X</text:span></text:p>
          </draw:text-box>
        </draw:frame>
        <draw:rect draw:style-name="gr4" draw:layer="layout" svg:width="4.076cm" svg:height="3.209cm" svg:x="11.794cm" svg:y="6.577cm">
          <text:p/>
        </draw:rect>
        <draw:line draw:style-name="gr5" draw:layer="layout" svg:x1="1.899cm" svg:y1="6.845cm" svg:x2="4.069cm" svg:y2="6.852cm">
          <text:p/>
        </draw:line>
        <draw:line draw:style-name="gr5" draw:layer="layout" svg:x1="4.1cm" svg:y1="9.387cm" svg:x2="4.099cm" svg:y2="6.828cm">
          <text:p/>
        </draw:line>
        <draw:line draw:style-name="gr5" draw:layer="layout" svg:x1="7.24cm" svg:y1="9.387cm" svg:x2="4.038cm" svg:y2="9.383cm">
          <text:p/>
        </draw:line>
        <draw:line draw:style-name="gr5" draw:layer="layout" svg:x1="7.201cm" svg:y1="6.919cm" svg:x2="7.201cm" svg:y2="9.383cm">
          <text:p/>
        </draw:line>
        <draw:line draw:style-name="gr5" draw:layer="layout" svg:x1="7.151cm" svg:y1="6.883cm" svg:x2="9.321cm" svg:y2="6.89cm">
          <text:p/>
        </draw:line>
        <draw:line draw:style-name="gr5" draw:layer="layout" svg:x1="19.993cm" svg:y1="6.611cm" svg:x2="19.957cm" svg:y2="10.58cm">
          <text:p/>
        </draw:line>
        <draw:line draw:style-name="gr5" draw:layer="layout" svg:x1="23.45cm" svg:y1="6.612cm" svg:x2="23.414cm" svg:y2="10.581cm">
          <text:p/>
        </draw:line>
        <draw:ellipse draw:style-name="gr6" draw:layer="layout" svg:width="3.428cm" svg:height="1.358cm" svg:x="19.998cm" svg:y="5.922cm">
          <text:p/>
        </draw:ellipse>
        <draw:ellipse draw:style-name="gr6" draw:layer="layout" svg:width="3.44cm" svg:height="1.311cm" svg:x="19.957cm" svg:y="9.822cm">
          <text:p/>
        </draw:ellipse>
        <draw:frame draw:style-name="gr7" draw:text-style-name="P16" draw:layer="layout" svg:width="3.428cm" svg:height="1.295cm" svg:x="4.112cm" svg:y="9.704cm">
          <draw:text-box>
            <text:p><text:span text:style-name="T30">Queue</text:span></text:p>
          </draw:text-box>
        </draw:frame>
        <draw:custom-shape draw:style-name="gr8" draw:text-style-name="P18" draw:layer="layout" svg:width="8.969cm" svg:height="2.064cm" svg:x="13.72cm" svg:y="4.082cm">
          <text:p text:style-name="P17"><text:span text:style-name="T31">DB TX</text:span></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17" draw:layer="layout" svg:width="1.835cm" svg:height="2.523cm" svg:x="4.855cm" svg:y="6.2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7" draw:text-style-name="P16" draw:layer="layout" svg:width="1.958cm" svg:height="1.295cm" svg:x="20.817cm" svg:y="9.77cm">
          <draw:text-box>
            <text:p><text:span text:style-name="T30">DB</text:span></text:p>
          </draw:text-box>
        </draw:frame>
        <draw:frame draw:style-name="gr7" draw:text-style-name="P16" draw:layer="layout" svg:width="2.352cm" svg:height="1.295cm" svg:x="12.721cm" svg:y="9.67cm">
          <draw:text-box>
            <text:p><text:span text:style-name="T30">App</text:span></text:p>
          </draw:text-box>
        </draw:frame>
        <draw:custom-shape draw:style-name="gr10" draw:text-style-name="P18" draw:layer="layout" svg:width="8.969cm" svg:height="2.064cm" svg:x="4.627cm" svg:y="4.082cm">
          <text:p text:style-name="P17"><text:span text:style-name="T31">ACK</text:span></text:p>
          <draw:enhanced-geometry svg:viewBox="0 0 21600 21600" draw:mirror-vertical="fals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28" draw:text-style-name="P15" draw:layer="layout" svg:width="21.855cm" svg:height="7.621cm" svg:x="1.753cm" svg:y="11.663cm" presentation:class="outline" presentation:user-transformed="true">
          <draw:text-box>
            <text:list text:style-name="L4">
              <text:list-item>
                <text:p text:style-name="P7"><text:span text:style-name="T17">JMS Transaction begins</text:span></text:p>
              </text:list-item>
              <text:list-item>
                <text:p text:style-name="P7"><text:span text:style-name="T12">Receive message</text:span></text:p>
              </text:list-item>
              <text:list-item>
                <text:p text:style-name="P7"><text:span text:style-name="T12">Database transaction begins</text:span></text:p>
              </text:list-item>
              <text:list-item>
                <text:p text:style-name="P7"><text:span text:style-name="T12">Store message data</text:span></text:p>
              </text:list-item>
              <text:list-item>
                <text:p text:style-name="P7"><text:span text:style-name="T12">Database transaction rolls back</text:span></text:p>
              </text:list-item>
              <text:list-item>
                <text:p text:style-name="P7"><text:span text:style-name="T12">JMS transaction rolls back</text:span></text:p>
              </text:list-item>
            </text:list>
          </draw:text-box>
        </draw:frame>
        <draw:frame draw:style-name="gr16" draw:text-style-name="P28" draw:layer="layout" svg:width="19.249cm" svg:height="1.237cm" svg:x="3.271cm" svg:y="17.071cm">
          <draw:text-box>
            <text:p/>
          </draw:text-box>
        </draw:frame>
        <draw:frame draw:style-name="gr11" draw:text-style-name="P19" draw:layer="layout" svg:width="14.396cm" svg:height="1.038cm" svg:x="5.602cm" svg:y="17.115cm">
          <draw:text-box>
            <text:p><text:span text:style-name="T36">Message not in Database, still in Destination</text:span></text:p>
          </draw:text-box>
        </draw:frame>
        <presentation:notes draw:style-name="dp2">
          <draw:page-thumbnail draw:style-name="gr3" draw:layer="layout" svg:width="13.335cm" svg:height="10.002cm" svg:x="3.492cm" svg:y="2.001cm" draw:page-number="22" presentation:class="page"/>
          <draw:frame presentation:style-name="pr10" draw:text-style-name="P20" draw:layer="layout" svg:width="14.904cm" svg:height="11.75cm" svg:x="2.708cm" svg:y="12.668cm" presentation:class="notes" presentation:placeholder="true">
            <draw:text-box/>
          </draw:frame>
        </presentation:notes>
      </draw:page>
      <draw:page draw:name="page23" draw:style-name="dp1" draw:master-page-name="Default" presentation:presentation-page-layout-name="AL3T3">
        <office:forms form:automatic-focus="false" form:apply-design-mode="false"/>
        <draw:frame presentation:style-name="pr5" draw:text-style-name="P26" draw:layer="layout" svg:width="17.476cm" svg:height="2.753cm" svg:x="1.76cm" svg:y="0.24cm" presentation:class="title" presentation:user-transformed="true">
          <draw:text-box>
            <text:p text:style-name="P6"><text:span text:style-name="T52">JMS &amp; Database Transaction Synchronization </text:span><text:span text:style-name="T52"><text:line-break/></text:span><text:span text:style-name="T52">JMS Commit Failure</text:span></text:p>
          </draw:text-box>
        </draw:frame>
        <draw:rect draw:style-name="gr4" draw:layer="layout" svg:width="4.076cm" svg:height="3.209cm" svg:x="11.795cm" svg:y="6.577cm">
          <text:p/>
        </draw:rect>
        <draw:line draw:style-name="gr5" draw:layer="layout" svg:x1="1.9cm" svg:y1="6.845cm" svg:x2="4.07cm" svg:y2="6.852cm">
          <text:p/>
        </draw:line>
        <draw:line draw:style-name="gr5" draw:layer="layout" svg:x1="4.101cm" svg:y1="9.387cm" svg:x2="4.1cm" svg:y2="6.828cm">
          <text:p/>
        </draw:line>
        <draw:line draw:style-name="gr5" draw:layer="layout" svg:x1="7.241cm" svg:y1="9.387cm" svg:x2="4.039cm" svg:y2="9.383cm">
          <text:p/>
        </draw:line>
        <draw:line draw:style-name="gr5" draw:layer="layout" svg:x1="7.202cm" svg:y1="6.919cm" svg:x2="7.202cm" svg:y2="9.383cm">
          <text:p/>
        </draw:line>
        <draw:line draw:style-name="gr5" draw:layer="layout" svg:x1="7.152cm" svg:y1="6.883cm" svg:x2="9.322cm" svg:y2="6.89cm">
          <text:p/>
        </draw:line>
        <draw:line draw:style-name="gr5" draw:layer="layout" svg:x1="19.994cm" svg:y1="6.611cm" svg:x2="19.958cm" svg:y2="10.58cm">
          <text:p/>
        </draw:line>
        <draw:line draw:style-name="gr5" draw:layer="layout" svg:x1="23.451cm" svg:y1="6.612cm" svg:x2="23.415cm" svg:y2="10.581cm">
          <text:p/>
        </draw:line>
        <draw:ellipse draw:style-name="gr6" draw:layer="layout" svg:width="3.428cm" svg:height="1.358cm" svg:x="19.999cm" svg:y="5.922cm">
          <text:p/>
        </draw:ellipse>
        <draw:ellipse draw:style-name="gr6" draw:layer="layout" svg:width="3.44cm" svg:height="1.311cm" svg:x="19.958cm" svg:y="9.822cm">
          <text:p/>
        </draw:ellipse>
        <draw:frame draw:style-name="gr7" draw:text-style-name="P16" draw:layer="layout" svg:width="3.428cm" svg:height="1.295cm" svg:x="4.113cm" svg:y="9.704cm">
          <draw:text-box>
            <text:p><text:span text:style-name="T30">Queue</text:span></text:p>
          </draw:text-box>
        </draw:frame>
        <draw:custom-shape draw:style-name="gr8" draw:text-style-name="P18" draw:layer="layout" svg:width="8.969cm" svg:height="2.064cm" svg:x="13.721cm" svg:y="4.082cm">
          <text:p text:style-name="P17"><text:span text:style-name="T31">DB TX</text:span></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17" draw:layer="layout" svg:width="1.835cm" svg:height="2.523cm" svg:x="4.856cm" svg:y="6.2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7" draw:text-style-name="P16" draw:layer="layout" svg:width="1.958cm" svg:height="1.295cm" svg:x="20.818cm" svg:y="9.77cm">
          <draw:text-box>
            <text:p><text:span text:style-name="T30">DB</text:span></text:p>
          </draw:text-box>
        </draw:frame>
        <draw:frame draw:style-name="gr7" draw:text-style-name="P16" draw:layer="layout" svg:width="2.352cm" svg:height="1.295cm" svg:x="12.722cm" svg:y="9.67cm">
          <draw:text-box>
            <text:p><text:span text:style-name="T30">App</text:span></text:p>
          </draw:text-box>
        </draw:frame>
        <draw:custom-shape draw:style-name="gr10" draw:text-style-name="P18" draw:layer="layout" svg:width="8.969cm" svg:height="2.064cm" svg:x="4.628cm" svg:y="4.082cm">
          <text:p text:style-name="P17"><text:span text:style-name="T31">ACK</text:span></text:p>
          <draw:enhanced-geometry svg:viewBox="0 0 21600 21600" draw:mirror-vertical="fals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29" draw:text-style-name="P15" draw:layer="layout" svg:width="21.855cm" svg:height="7.621cm" svg:x="1.754cm" svg:y="11.663cm" presentation:class="outline" presentation:user-transformed="true">
          <draw:text-box>
            <text:list text:style-name="L4">
              <text:list-item>
                <text:p text:style-name="P7"><text:span text:style-name="T17">JMS Transaction begins</text:span></text:p>
              </text:list-item>
              <text:list-item>
                <text:p text:style-name="P7"><text:span text:style-name="T12">Receive message</text:span></text:p>
              </text:list-item>
              <text:list-item>
                <text:p text:style-name="P7"><text:span text:style-name="T12">Database transaction begins</text:span></text:p>
              </text:list-item>
              <text:list-item>
                <text:p text:style-name="P7"><text:span text:style-name="T12">Store message data</text:span></text:p>
              </text:list-item>
              <text:list-item>
                <text:p text:style-name="P7"><text:span text:style-name="T12">Database transaction commits</text:span></text:p>
              </text:list-item>
              <text:list-item>
                <text:p text:style-name="P7"><text:span text:style-name="T12">JMS transaction fails (e.g. lost connection): Roll Back</text:span></text:p>
              </text:list-item>
            </text:list>
          </draw:text-box>
        </draw:frame>
        <draw:frame draw:style-name="gr16" draw:text-style-name="P28" draw:layer="layout" svg:width="19.249cm" svg:height="1.237cm" svg:x="3.272cm" svg:y="17.071cm">
          <draw:text-box>
            <text:p/>
          </draw:text-box>
        </draw:frame>
        <draw:frame draw:style-name="gr11" draw:text-style-name="P19" draw:layer="layout" svg:width="16.711cm" svg:height="1.038cm" svg:x="4.903cm" svg:y="17.115cm">
          <draw:text-box>
            <text:p><text:span text:style-name="T36">Message in Database, and in Destination: Duplicate</text:span></text:p>
          </draw:text-box>
        </draw:frame>
        <draw:frame draw:style-name="gr12" draw:text-style-name="P21" draw:layer="layout" svg:width="2.643cm" svg:height="4.023cm" svg:x="7.805cm" svg:y="3.101cm">
          <draw:text-box>
            <text:p><text:span text:style-name="T35">X</text:span></text:p>
          </draw:text-box>
        </draw:frame>
        <presentation:notes draw:style-name="dp2">
          <draw:page-thumbnail draw:style-name="gr3" draw:layer="layout" svg:width="13.335cm" svg:height="10.002cm" svg:x="3.492cm" svg:y="2.001cm" draw:page-number="23" presentation:class="page"/>
          <draw:frame presentation:style-name="pr10" draw:layer="layout" svg:width="14.904cm" svg:height="11.75cm" svg:x="2.708cm" svg:y="12.668cm" presentation:class="notes" presentation:placeholder="true">
            <draw:text-box/>
          </draw:frame>
        </presentation:notes>
      </draw:page>
      <draw:page draw:name="page24" draw:style-name="dp1" draw:master-page-name="Default">
        <office:forms form:automatic-focus="false" form:apply-design-mode="false"/>
        <draw:frame presentation:style-name="pr30" draw:text-style-name="P8" draw:layer="layout" svg:width="21.855cm" svg:height="11.219cm" svg:x="1.748cm" svg:y="4.057cm" presentation:class="outline" presentation:user-transformed="true">
          <draw:text-box>
            <text:list text:style-name="L4">
              <text:list-item>
                <text:p text:style-name="P7"><text:span text:style-name="T5">Why use JMS Transactions?</text:span></text:p>
              </text:list-item>
              <text:list-item>
                <text:p text:style-name="P7"><text:span text:style-name="T5">JMS Sessions as Units of Work</text:span></text:p>
              </text:list-item>
              <text:list-item>
                <text:p text:style-name="P7"><text:span text:style-name="T5">Overview of Transactional Options</text:span></text:p>
              </text:list-item>
              <text:list-item>
                <text:p text:style-name="P7"><text:span text:style-name="T3">Transactional JMS Resources with Spring</text:span></text:p>
              </text:list-item>
              <text:list-item>
                <text:p text:style-name="P7"><text:span text:style-name="T4">Duplicate Message Handling</text:span></text:p>
              </text:list-item>
            </text:list>
          </draw:text-box>
        </draw:frame>
        <draw:frame presentation:style-name="pr5" draw:text-style-name="P2" draw:layer="layout" svg:width="17.476cm" svg:height="2.753cm" svg:x="1.761cm" svg:y="0.232cm" presentation:class="title" presentation:user-transformed="true">
          <draw:text-box>
            <text:p text:style-name="P6">Topics in this Session</text:p>
          </draw:text-box>
        </draw:frame>
        <presentation:notes draw:style-name="dp2">
          <draw:custom-shape draw:name="Rectangle 7" draw:style-name="gr1" draw:text-style-name="P9" draw:layer="layout" svg:width="8.806cm" svg:height="1.332cm" svg:x="11.513cm" svg:y="25.337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4"/>
          <draw:frame presentation:style-name="pr6" draw:text-style-name="P10" draw:layer="layout" svg:width="14.904cm" svg:height="12.001cm" svg:x="2.708cm" svg:y="12.668cm" presentation:class="notes" presentation:placeholder="true">
            <draw:text-box/>
          </draw:frame>
        </presentation:notes>
      </draw:page>
      <draw:page draw:name="page25" draw:style-name="dp1" draw:master-page-name="Default">
        <office:forms form:automatic-focus="false" form:apply-design-mode="false"/>
        <draw:frame presentation:style-name="pr21" draw:text-style-name="P25" draw:layer="layout" svg:width="21.855cm" svg:height="11.219cm" svg:x="1.745cm" svg:y="4.657cm" presentation:class="outline" presentation:user-transformed="true">
          <draw:text-box>
            <text:p/>
          </draw:text-box>
        </draw:frame>
        <draw:custom-shape draw:style-name="gr17" draw:text-style-name="P30" draw:layer="layout" svg:width="17.888cm" svg:height="2.758cm" svg:x="3.96cm" svg:y="7.495cm">
          <text:p text:style-name="P29"><text:span text:style-name="T53">&lt;jms:listener-container</text:span><text:span text:style-name="T54"> </text:span><text:span text:style-name="T55">acknowledge</text:span><text:span text:style-name="T54">="transacted"</text:span><text:span text:style-name="T53">&gt;</text:span></text:p>
          <text:p text:style-name="P29"><text:span text:style-name="T53"><text:s text:c="4"/></text:span><text:span text:style-name="T53">&lt;jms:listener … /&gt;</text:span></text:p>
          <text:p text:style-name="P29"><text:span text:style-name="T53">&lt;/jms:listener-container&gt;</text:span></text:p>
          <draw:enhanced-geometry svg:viewBox="0 0 21600 21600" draw:mirror-horizontal="false" draw:mirror-vertical="false" draw:type="rectangle" draw:enhanced-path="M 0 0 L 21600 0 21600 21600 0 21600 0 0 Z N"/>
        </draw:custom-shape>
        <draw:custom-shape draw:style-name="gr18" draw:text-style-name="P30" draw:layer="layout" svg:width="17.874cm" svg:height="3.47cm" svg:x="4.006cm" svg:y="12.981cm">
          <text:p text:style-name="P29"><text:span text:style-name="T53">&lt;jms:listener-container</text:span><text:span text:style-name="T54"> </text:span></text:p>
          <text:p text:style-name="P29"><text:span text:style-name="T54"><text:s text:c="4"/></text:span><text:span text:style-name="T55">transaction-manager</text:span><text:span text:style-name="T54">="transactionManager"</text:span><text:span text:style-name="T53">&gt;</text:span></text:p>
          <text:p text:style-name="P29"><text:span text:style-name="T53"><text:s text:c="8"/></text:span><text:span text:style-name="T53">&lt;jms:listener … /&gt;</text:span></text:p>
          <text:p text:style-name="P29"><text:span text:style-name="T53">&lt;/jms:listener-container&gt;</text:span></text:p>
          <draw:enhanced-geometry svg:viewBox="0 0 21600 21600" draw:mirror-horizontal="false" draw:mirror-vertical="false" draw:type="rectangle" draw:enhanced-path="M 0 0 L 21600 0 21600 21600 0 21600 0 0 Z N"/>
        </draw:custom-shape>
        <draw:frame presentation:style-name="pr5" draw:text-style-name="P2" draw:layer="layout" svg:width="17.476cm" svg:height="2.999cm" svg:x="1.761cm" svg:y="0.233cm" presentation:class="title" presentation:user-transformed="true">
          <draw:text-box>
            <text:p text:style-name="P6">Spring's Transacted Listener Container Configuration</text:p>
          </draw:text-box>
        </draw:frame>
        <draw:frame presentation:style-name="pr31" draw:text-style-name="P13" draw:layer="layout" svg:width="21.855cm" svg:height="11.219cm" svg:x="1.749cm" svg:y="4.058cm" presentation:class="outline" presentation:user-transformed="true">
          <draw:text-box>
            <text:list text:style-name="L4">
              <text:list-item>
                <text:p text:style-name="P7"><text:span text:style-name="T9">Specify the acknowledge attribute</text:span></text:p>
                <text:list>
                  <text:list-item>
                    <text:p><text:span text:style-name="T44">transacted</text:span><text:span text:style-name="T43"> gives you a local JMS transaction</text:span></text:p>
                  </text:list-item>
                  <text:list-item>
                    <text:p><text:span text:style-name="T43">No JTA</text:span></text:p>
                    <text:p><text:span text:style-name="T43"/></text:p>
                    <text:p><text:span text:style-name="T43"/></text:p>
                    <text:p><text:span text:style-name="T43"/></text:p>
                  </text:list-item>
                </text:list>
              </text:list-item>
              <text:list-item>
                <text:p><text:span text:style-name="T43">Or specify a transaction manager</text:span></text:p>
                <text:list>
                  <text:list-item>
                    <text:p><text:span text:style-name="T4">Typically JTA, but could also be JMS</text:span></text:p>
                  </text:list-item>
                </text:list>
              </text:list-item>
            </text:list>
          </draw:text-box>
        </draw:frame>
        <presentation:notes draw:style-name="dp2">
          <draw:custom-shape draw:name="Rectangle 7" draw:style-name="gr1" draw:text-style-name="P9"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5"/>
          <draw:frame presentation:style-name="pr6" draw:text-style-name="P10" draw:layer="layout" svg:width="14.904cm" svg:height="12.001cm" svg:x="2.708cm" svg:y="12.668cm" presentation:class="notes" presentation:placeholder="true">
            <draw:text-box/>
          </draw:frame>
        </presentation:notes>
      </draw:page>
      <draw:page draw:name="page26" draw:style-name="dp1" draw:master-page-name="Default">
        <office:forms form:automatic-focus="false" form:apply-design-mode="false"/>
        <draw:frame presentation:style-name="pr5" draw:text-style-name="P2" draw:layer="layout" svg:width="17.476cm" svg:height="2.999cm" svg:x="1.761cm" svg:y="0.234cm" presentation:class="title" presentation:user-transformed="true">
          <draw:text-box>
            <text:p text:style-name="P6">Listener Container Transactions</text:p>
          </draw:text-box>
        </draw:frame>
        <draw:frame presentation:style-name="pr32" draw:text-style-name="P13" draw:layer="layout" svg:width="21.855cm" svg:height="11.368cm" svg:x="1.75cm" svg:y="4.059cm" presentation:class="outline" presentation:user-transformed="true">
          <draw:text-box>
            <text:list text:style-name="L4">
              <text:list-item>
                <text:p text:style-name="P7"><text:span text:style-name="T9">Transaction starts when message is received</text:span></text:p>
              </text:list-item>
              <text:list-item>
                <text:p text:style-name="P7"><text:span text:style-name="T43">Setting a JTA transaction manager on the listener container enables full XA transactional support</text:span></text:p>
                <text:list>
                  <text:list-item>
                    <text:p><text:span text:style-name="T4">Always consider if you really need XA</text:span></text:p>
                    <text:list>
                      <text:list-item>
                        <text:p><text:span text:style-name="T4">Performance costs</text:span></text:p>
                      </text:list-item>
                    </text:list>
                  </text:list-item>
                  <text:list-item>
                    <text:p><text:span text:style-name="T4">Necessary if once-and-once-only delivery must be guaranteed at all times</text:span></text:p>
                  </text:list-item>
                  <text:list-item>
                    <text:p><text:span text:style-name="T4">If application can handle duplicates, two local TXs are much faster and easier to set up</text:span></text:p>
                    <text:p><text:span text:style-name="T4"/></text:p>
                  </text:list-item>
                </text:list>
              </text:list-item>
            </text:list>
          </draw:text-box>
        </draw:frame>
        <presentation:notes draw:style-name="dp2">
          <draw:custom-shape draw:name="Rectangle 7" draw:style-name="gr1" draw:text-style-name="P9" draw:layer="layout" svg:width="8.806cm" svg:height="1.332cm" svg:x="11.513cm" svg:y="25.337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6"/>
          <draw:frame presentation:style-name="pr6" draw:text-style-name="P10" draw:layer="layout" svg:width="14.904cm" svg:height="12.001cm" svg:x="2.708cm" svg:y="12.668cm" presentation:class="notes" presentation:placeholder="true">
            <draw:text-box/>
          </draw:frame>
        </presentation:notes>
      </draw:page>
      <draw:page draw:name="page27" draw:style-name="dp1" draw:master-page-name="Default">
        <office:forms form:automatic-focus="false" form:apply-design-mode="false"/>
        <draw:frame presentation:style-name="pr21" draw:text-style-name="P25" draw:layer="layout" svg:width="21.855cm" svg:height="11.219cm" svg:x="1.745cm" svg:y="4.657cm" presentation:class="outline" presentation:user-transformed="true">
          <draw:text-box>
            <text:p/>
          </draw:text-box>
        </draw:frame>
        <draw:custom-shape draw:style-name="gr19" draw:text-style-name="P30" draw:layer="layout" svg:width="17.856cm" svg:height="3.639cm" svg:x="3.96cm" svg:y="7.405cm">
          <text:p text:style-name="P29"><text:span text:style-name="T53">&lt;bean</text:span><text:span text:style-name="T54"> </text:span><text:span text:style-name="T55">class</text:span><text:span text:style-name="T54">="...JmsTemplate"</text:span><text:span text:style-name="T53">&gt;</text:span></text:p>
          <text:p text:style-name="P29"><text:span text:style-name="T53"><text:s text:c="4"/></text:span><text:span text:style-name="T53">&lt;property</text:span><text:span text:style-name="T54"> </text:span><text:span text:style-name="T55">name</text:span><text:span text:style-name="T54">="sessionTransacted" ...</text:span><text:span text:style-name="T53">/&gt;</text:span></text:p>
          <text:p text:style-name="P29"><text:span text:style-name="T53"><text:s text:c="4"/></text:span><text:span text:style-name="T53">&lt;property</text:span><text:span text:style-name="T54"> </text:span><text:span text:style-name="T55">name</text:span><text:span text:style-name="T54">="sessionAcknowledgeMode" ...</text:span><text:span text:style-name="T53">/&gt;</text:span></text:p>
          <text:p text:style-name="P29"><text:span text:style-name="T53">&lt;/bean&gt;</text:span></text:p>
          <draw:enhanced-geometry svg:viewBox="0 0 21600 21600" draw:mirror-horizontal="false" draw:mirror-vertical="false" draw:type="rectangle" draw:enhanced-path="M 0 0 L 21600 0 21600 21600 0 21600 0 0 Z N"/>
        </draw:custom-shape>
        <draw:frame presentation:style-name="pr5" draw:text-style-name="P2" draw:layer="layout" svg:width="17.476cm" svg:height="2.999cm" svg:x="1.761cm" svg:y="0.235cm" presentation:class="title" presentation:user-transformed="true">
          <draw:text-box>
            <text:p text:style-name="P6">Transacted JMSTemplate Configuration</text:p>
          </draw:text-box>
        </draw:frame>
        <draw:frame presentation:style-name="pr33" draw:text-style-name="P13" draw:layer="layout" svg:width="21.855cm" svg:height="11.219cm" svg:x="1.751cm" svg:y="4.059cm" presentation:class="outline" presentation:user-transformed="true">
          <draw:text-box>
            <text:list text:style-name="L4">
              <text:list-item>
                <text:p text:style-name="P7"><text:span text:style-name="T9">Specify default modes for native Sessions</text:span></text:p>
                <text:list>
                  <text:list-item>
                    <text:p><text:span text:style-name="T9">These specifications w</text:span><text:span text:style-name="T4">ill be ignored if the Session has already been created within an acti support</text:span></text:p>
                    <text:p><text:span text:style-name="T4"/></text:p>
                    <text:p><text:span text:style-name="T4"/></text:p>
                    <text:p><text:span text:style-name="T4"/></text:p>
                    <text:p><text:span text:style-name="T4"/></text:p>
                  </text:list-item>
                </text:list>
              </text:list-item>
              <text:list-item>
                <text:p><text:span text:style-name="T4">Don't specify the Acknowledge Mode for transacted sessions</text:span></text:p>
                <text:list>
                  <text:list-item>
                    <text:p><text:span text:style-name="T4">The setting will be ignored</text:span></text:p>
                  </text:list-item>
                </text:list>
              </text:list-item>
            </text:list>
          </draw:text-box>
        </draw:frame>
        <presentation:notes draw:style-name="dp2">
          <draw:custom-shape draw:name="Rectangle 7" draw:style-name="gr1" draw:text-style-name="P9"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7"/>
          <draw:frame presentation:style-name="pr6" draw:text-style-name="P10" draw:layer="layout" svg:width="14.904cm" svg:height="12.001cm" svg:x="2.708cm" svg:y="12.668cm" presentation:class="notes" presentation:placeholder="true">
            <draw:text-box/>
          </draw:frame>
        </presentation:notes>
      </draw:page>
      <draw:page draw:name="page28" draw:style-name="dp1" draw:master-page-name="Default">
        <office:forms form:automatic-focus="false" form:apply-design-mode="false"/>
        <draw:frame presentation:style-name="pr21" draw:text-style-name="P25" draw:layer="layout" svg:width="21.855cm" svg:height="11.219cm" svg:x="1.745cm" svg:y="4.657cm" presentation:class="outline" presentation:user-transformed="true">
          <draw:text-box>
            <text:p/>
          </draw:text-box>
        </draw:frame>
        <draw:custom-shape draw:style-name="gr20" draw:text-style-name="P30" draw:layer="layout" svg:width="19.427cm" svg:height="2.033cm" svg:x="3.06cm" svg:y="12.205cm">
          <text:p text:style-name="P29"><text:span text:style-name="T53">// Participates in the Session and therefore the transaction</text:span></text:p>
          <text:p text:style-name="P29"><text:span text:style-name="T54">jmsTemplate</text:span><text:span text:style-name="T56">.convertAndSend(order);</text:span></text:p>
          <draw:enhanced-geometry svg:viewBox="0 0 21600 21600" draw:mirror-horizontal="false" draw:mirror-vertical="false" draw:type="rectangle" draw:enhanced-path="M 0 0 L 21600 0 21600 21600 0 21600 0 0 Z N"/>
        </draw:custom-shape>
        <draw:custom-shape draw:style-name="gr21" draw:text-style-name="P30" draw:layer="layout" svg:width="19.459cm" svg:height="2.057cm" svg:x="3.06cm" svg:y="14.802cm">
          <text:p text:style-name="P29"><text:span text:style-name="T53">// Participates in the Session and therefore the transaction</text:span></text:p>
          <text:p text:style-name="P29"><text:span text:style-name="T54">jmsTemplate</text:span><text:span text:style-name="T56">.receiveAndConvert();</text:span></text:p>
          <draw:enhanced-geometry svg:viewBox="0 0 21600 21600" draw:mirror-horizontal="false" draw:mirror-vertical="false" draw:type="rectangle" draw:enhanced-path="M 0 0 L 21600 0 21600 21600 0 21600 0 0 Z N"/>
        </draw:custom-shape>
        <draw:frame presentation:style-name="pr5" draw:text-style-name="P2" draw:layer="layout" svg:width="17.476cm" svg:height="2.999cm" svg:x="1.761cm" svg:y="0.236cm" presentation:class="title" presentation:user-transformed="true">
          <draw:text-box>
            <text:p text:style-name="P6">Transacted JMSTemplate Usage</text:p>
          </draw:text-box>
        </draw:frame>
        <draw:frame presentation:style-name="pr34" draw:text-style-name="P13" draw:layer="layout" svg:width="21.855cm" svg:height="11.219cm" svg:x="1.752cm" svg:y="4.06cm" presentation:class="outline" presentation:user-transformed="true">
          <draw:text-box>
            <text:list text:style-name="L4">
              <text:list-item>
                <text:p text:style-name="P7"><text:span text:style-name="T9">Once set up, nothing changes in the usage of a JMSTemplate</text:span></text:p>
                <text:list>
                  <text:list-item>
                    <text:p><text:span text:style-name="T43">Read and write operations use the same Session when transaction is in progress</text:span></text:p>
                    <text:list>
                      <text:list-item>
                        <text:p><text:span text:style-name="T57">Obtained through the </text:span><text:span text:style-name="T58">ConnectionFactoryUtils.doGetTransactionalSession() method</text:span></text:p>
                      </text:list-item>
                    </text:list>
                  </text:list-item>
                </text:list>
              </text:list-item>
              <text:list-item>
                <text:p><text:span text:style-name="T43">Transactional behavior is defined in configuration</text:span></text:p>
              </text:list-item>
            </text:list>
          </draw:text-box>
        </draw:frame>
        <presentation:notes draw:style-name="dp2">
          <draw:custom-shape draw:name="Rectangle 7" draw:style-name="gr1" draw:text-style-name="P9"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8"/>
          <draw:frame presentation:style-name="pr6" draw:text-style-name="P10" draw:layer="layout" svg:width="14.904cm" svg:height="12.001cm" svg:x="2.708cm" svg:y="12.668cm" presentation:class="notes" presentation:placeholder="true">
            <draw:text-box/>
          </draw:frame>
        </presentation:notes>
      </draw:page>
      <draw:page draw:name="page29" draw:style-name="dp1" draw:master-page-name="Default">
        <office:forms form:automatic-focus="false" form:apply-design-mode="false"/>
        <draw:frame presentation:style-name="pr35" draw:text-style-name="P8" draw:layer="layout" svg:width="21.855cm" svg:height="11.219cm" svg:x="1.749cm" svg:y="4.057cm" presentation:class="outline" presentation:user-transformed="true">
          <draw:text-box>
            <text:list text:style-name="L4">
              <text:list-item>
                <text:p text:style-name="P7"><text:span text:style-name="T5">Why use JMS Transactions?</text:span></text:p>
              </text:list-item>
              <text:list-item>
                <text:p text:style-name="P7"><text:span text:style-name="T5">JMS Sessions as Units of Work</text:span></text:p>
              </text:list-item>
              <text:list-item>
                <text:p text:style-name="P7"><text:span text:style-name="T5">Overview of Transactional Options</text:span></text:p>
              </text:list-item>
              <text:list-item>
                <text:p text:style-name="P7"><text:span text:style-name="T5">Transactional JMS Resources with Spring</text:span></text:p>
              </text:list-item>
              <text:list-item>
                <text:p text:style-name="P7"><text:span text:style-name="T3">Duplicate Message Handling</text:span></text:p>
              </text:list-item>
            </text:list>
          </draw:text-box>
        </draw:frame>
        <draw:frame presentation:style-name="pr5" draw:text-style-name="P2" draw:layer="layout" svg:width="17.476cm" svg:height="2.753cm" svg:x="1.762cm" svg:y="0.232cm" presentation:class="title" presentation:user-transformed="true">
          <draw:text-box>
            <text:p text:style-name="P6">Topics in this Session</text:p>
          </draw:text-box>
        </draw:frame>
        <presentation:notes draw:style-name="dp2">
          <draw:custom-shape draw:name="Rectangle 7" draw:style-name="gr1" draw:text-style-name="P9" draw:layer="layout" svg:width="8.806cm" svg:height="1.332cm" svg:x="11.513cm" svg:y="25.337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9"/>
          <draw:frame presentation:style-name="pr6" draw:text-style-name="P10" draw:layer="layout" svg:width="14.904cm" svg:height="12.001cm" svg:x="2.708cm" svg:y="12.668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5" draw:text-style-name="P2" draw:layer="layout" svg:width="17.476cm" svg:height="2.753cm" svg:x="1.762cm" svg:y="0.233cm" presentation:class="title" presentation:user-transformed="true">
          <draw:text-box>
            <text:p text:style-name="P6">Dealing with Duplicates</text:p>
          </draw:text-box>
        </draw:frame>
        <draw:frame presentation:style-name="pr36" draw:text-style-name="P8" draw:layer="layout" svg:width="21.855cm" svg:height="13.574cm" svg:x="1.75cm" svg:y="4.058cm" presentation:class="outline" presentation:user-transformed="true">
          <draw:text-box>
            <text:list text:style-name="L4">
              <text:list-item>
                <text:p text:style-name="P7"><text:span text:style-name="T5">Not using XA transactions can cause duplicate messages in many scenarios</text:span></text:p>
                <text:list>
                  <text:list-item>
                    <text:p>Only XA guarantees once-and-once-only delivery</text:p>
                  </text:list-item>
                </text:list>
              </text:list-item>
              <text:list-item>
                <text:p>However, duplicates are not always a problem</text:p>
                <text:list>
                  <text:list-item>
                    <text:p>If processing is idempotent and not too expensive, just process the message again</text:p>
                  </text:list-item>
                  <text:list-item>
                    <text:p>Otherwise, recognize that you already processed the message and ignore it</text:p>
                  </text:list-item>
                  <text:list-item>
                    <text:p>This is recommended practice</text:p>
                  </text:list-item>
                </text:list>
              </text:list-item>
              <text:list-item>
                <text:p>But how do you recognize a duplicate message?</text:p>
                <text:list>
                  <text:list-item>
                    <text:p>Message brokers add headers to messages that are redelivered</text:p>
                  </text:list-item>
                </text:list>
              </text:list-item>
            </text:list>
          </draw:text-box>
        </draw:frame>
        <presentation:notes draw:style-name="dp2">
          <draw:page-thumbnail draw:style-name="gr3" draw:layer="layout" svg:width="13.335cm" svg:height="10.002cm" svg:x="3.492cm" svg:y="2.001cm" draw:page-number="30" presentation:class="page"/>
          <draw:frame presentation:style-name="pr10" draw:layer="layout" svg:width="14.904cm" svg:height="11.75cm" svg:x="2.708cm" svg:y="12.668cm" presentation:class="notes" presentation:placeholder="true">
            <draw:text-box/>
          </draw:frame>
        </presentation:notes>
      </draw:page>
      <draw:page draw:name="page31" draw:style-name="dp1" draw:master-page-name="Default" presentation:presentation-page-layout-name="AL2T1">
        <office:forms form:automatic-focus="false" form:apply-design-mode="false"/>
        <draw:custom-shape draw:style-name="gr22" draw:text-style-name="P12" draw:layer="layout" svg:width="19.199cm" svg:height="1.106cm" svg:x="3.26cm" svg:y="6.36cm">
          <text:p text:style-name="P11"><text:span text:style-name="T6">if</text:span><text:span text:style-name="T8"> (message.getJMSRedelivered()) { … }</text:span></text:p>
          <draw:enhanced-geometry svg:viewBox="0 0 21600 21600" draw:mirror-horizontal="false" draw:mirror-vertical="false" draw:type="rectangle" draw:enhanced-path="M 0 0 L 21600 0 21600 21600 0 21600 0 0 Z N"/>
        </draw:custom-shape>
        <draw:custom-shape draw:style-name="gr23" draw:text-style-name="P31" draw:layer="layout" svg:width="16.387cm" svg:height="1.683cm" svg:x="4.727cm" svg:y="11.509cm">
          <text:p text:style-name="P11"><text:span text:style-name="T59">String orderNumber = </text:span><text:span text:style-name="T7">extractOrderNumber</text:span><text:span text:style-name="T59">(message);</text:span></text:p>
          <text:p text:style-name="P11"><text:span text:style-name="T60">if</text:span><text:span text:style-name="T59"> (</text:span><text:span text:style-name="T7">existingOrder</text:span><text:span text:style-name="T59">(orderNumber)) { </text:span><text:span text:style-name="T7">...</text:span><text:span text:style-name="T59"> }</text:span></text:p>
          <draw:enhanced-geometry svg:viewBox="0 0 21600 21600" draw:mirror-horizontal="false" draw:mirror-vertical="false" draw:type="rectangle" draw:enhanced-path="M 0 0 L 21600 0 21600 21600 0 21600 0 0 Z N"/>
        </draw:custom-shape>
        <draw:frame presentation:style-name="pr5" draw:text-style-name="P2" draw:layer="layout" svg:width="17.476cm" svg:height="2.753cm" svg:x="1.762cm" svg:y="0.234cm" presentation:class="title" presentation:user-transformed="true">
          <draw:text-box>
            <text:p text:style-name="P6">Detecting Duplicates</text:p>
          </draw:text-box>
        </draw:frame>
        <draw:frame presentation:style-name="pr37" draw:text-style-name="P8" draw:layer="layout" svg:width="21.855cm" svg:height="11.943cm" svg:x="1.751cm" svg:y="4.058cm" presentation:class="outline" presentation:user-transformed="true">
          <draw:text-box>
            <text:list text:style-name="L4">
              <text:list-item>
                <text:p text:style-name="P7"><text:span text:style-name="T61">First check to see if the message has already been delivered</text:span></text:p>
                <text:p text:style-name="P7"><text:span text:style-name="T5"/></text:p>
                <text:list>
                  <text:list-item>
                    <text:p><text:span text:style-name="T62">If not, process the message</text:span></text:p>
                  </text:list-item>
                  <text:list-item>
                    <text:p><text:span text:style-name="T62">If so, check to see if you have already processed the message successfully (to avoid duplication)</text:span></text:p>
                    <text:list>
                      <text:list-item>
                        <text:p><text:span text:style-name="T63">Query for a result based on the message payload</text:span></text:p>
                      </text:list-item>
                    </text:list>
                    <text:p><text:span text:style-name="T5"/></text:p>
                    <text:p><text:span text:style-name="T5"/></text:p>
                    <text:list>
                      <text:list-item>
                        <text:list>
                          <text:list-item>
                            <text:p><text:span text:style-name="T64">You cannot determine this just by looking at the message</text:span></text:p>
                          </text:list-item>
                        </text:list>
                      </text:list-item>
                    </text:list>
                  </text:list-item>
                  <text:list-item>
                    <text:p>Redeliveries are rare, so the overhead associated with performing an extra check is not incurred often</text:p>
                  </text:list-item>
                </text:list>
              </text:list-item>
            </text:list>
          </draw:text-box>
        </draw:frame>
        <presentation:notes draw:style-name="dp2">
          <draw:page-thumbnail draw:style-name="gr3" draw:layer="layout" svg:width="13.335cm" svg:height="10.002cm" svg:x="3.492cm" svg:y="2.001cm" draw:page-number="31" presentation:class="page"/>
          <draw:frame presentation:style-name="pr10" draw:layer="layout" svg:width="14.904cm" svg:height="16.2cm" svg:x="2.708cm" svg:y="12.668cm" presentation:class="notes" presentation:user-transformed="true">
            <draw:text-box>
              <text:p text:style-name="P32"><text:span text:style-name="T65">I am afraid that on some messagings system this call </text:span><text:span text:style-name="T66">if</text:span><text:span text:style-name="T65"> (message.getJMSRedelivered()) { … } could be wrong. E.g. You receive a message process them (commit your local DB transaction) and the broker will be killed at the same time. Most of the brokers will not mark the message as redelivered after a restart. Hence on the second processing you will get the same message but with redelivered == false. Which could eventually result in a failure.</text:span></text:p>
              <text:p text:style-name="P32"><text:span text:style-name="T67">First, I don't know - is this something that brokers do not do?  I would think that the redelivery count would be persistent right along with the messages themselves.  It doesn't seem like there is a technical hurdle to preserving this information across broker restarts.  With that said, you may well be right.</text:span></text:p>
              <text:p text:style-name="P32"><text:span text:style-name="T67"/></text:p>
              <text:p text:style-name="P32"><text:span text:style-name="T67">Either way, the safest bet is to always check to see if you've processed a message before processing it.  Perhaps the slide could be reworked a bit.</text:span></text:p>
              <text:p text:style-name="P32"><text:span text:style-name="T67"/></text:p>
              <text:p text:style-name="P32"><text:span text:style-name="T67">@Joris, your comments would be appreciated here.</text:span></text:p>
              <text:p text:style-name="P32"><text:span text:style-name="T68">I believe it depends on the broker implementation, and that there might indeed be implementations that, under rare circumstances, could report 'false' here even in the case of a redelivery. If that's the case, you should wonder if you really want to always check instead of using JTA, because the overhead of an extra DB select for every message (the most likely way of checking for processing of a message's content) might make the overhead of JTA less relevant. Getting once-and-once-only delivery guarantees though JTA might be the better solution, in this case. It also depends on what the effect of re-processing a redelivery would be, of course.</text:span></text:p>
              <text:p text:style-name="P32"><text:span text:style-name="T68">A question on the dev list to see what the experiences of others are here would be useful, I think, as I'm not a complete expert on this particular subject. We can change the slide by adding some additional caveats if the approach currently suggested is indeed not safe.</text:span></text:p>
            </draw:text-box>
          </draw:frame>
        </presentation:notes>
      </draw:page>
      <draw:page draw:name="page32" draw:style-name="dp1" draw:master-page-name="Default">
        <office:forms form:automatic-focus="false" form:apply-design-mode="false"/>
        <draw:frame presentation:style-name="pr5" draw:text-style-name="P2" draw:layer="layout" svg:width="17.476cm" svg:height="2.753cm" svg:x="1.762cm" svg:y="0.235cm" presentation:class="title" presentation:user-transformed="true">
          <draw:text-box>
            <text:p text:style-name="P6">Summary</text:p>
          </draw:text-box>
        </draw:frame>
        <draw:frame presentation:style-name="pr38" draw:text-style-name="P8" draw:layer="layout" svg:width="21.855cm" svg:height="11.219cm" svg:x="1.75cm" svg:y="4.058cm" presentation:class="outline" presentation:user-transformed="true">
          <draw:text-box>
            <text:list text:style-name="L4">
              <text:list-item>
                <text:p text:style-name="P7"><text:span text:style-name="T9">To avoid duplicating or losing messages transactions can be used</text:span></text:p>
              </text:list-item>
              <text:list-item>
                <text:p text:style-name="P7"><text:span text:style-name="T4">Without XA, JMS and database transactions need to be synchronized</text:span></text:p>
                <text:list>
                  <text:list-item>
                    <text:p><text:span text:style-name="T4">Prevents losing messages</text:span></text:p>
                  </text:list-item>
                  <text:list-item>
                    <text:p><text:span text:style-name="T43">Only XA completely avoids duplicates</text:span></text:p>
                  </text:list-item>
                </text:list>
              </text:list-item>
              <text:list-item>
                <text:p><text:span text:style-name="T4">This is never foolproof</text:span></text:p>
              </text:list-item>
              <text:list-item>
                <text:p text:style-name="P7"><text:span text:style-name="T4">Think about failure scenarios carefully</text:span></text:p>
              </text:list-item>
            </text:list>
          </draw:text-box>
        </draw:frame>
        <presentation:notes draw:style-name="dp2">
          <draw:custom-shape draw:name="Rectangle 7" draw:style-name="gr1" draw:text-style-name="P9"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2"/>
          <draw:frame presentation:style-name="pr6" draw:text-style-name="P10" draw:layer="layout" svg:width="14.904cm" svg:height="12.001cm" svg:x="2.708cm" svg:y="12.668cm" presentation:class="notes" presentation:placeholder="true">
            <draw:text-box/>
          </draw:frame>
        </presentation:notes>
      </draw:page>
      <draw:page draw:name="LAB" draw:style-name="dp1" draw:master-page-name="Title1" presentation:presentation-page-layout-name="AL1T0">
        <office:forms form:automatic-focus="false" form:apply-design-mode="false"/>
        <draw:frame presentation:style-name="pr1" draw:text-style-name="P2" draw:layer="layout" svg:width="21.59cm" svg:height="3.176cm" svg:x="1.826cm" svg:y="5.767cm" presentation:class="title" presentation:user-transformed="true">
          <draw:text-box>
            <text:p text:style-name="P1"><text:span text:style-name="T1">LAB</text:span></text:p>
          </draw:text-box>
        </draw:frame>
        <draw:frame presentation:style-name="pr2" draw:text-style-name="P2" draw:layer="layout" svg:width="17.78cm" svg:height="4.87cm" svg:x="3.625cm" svg:y="8.461cm" presentation:class="subtitle" presentation:user-transformed="true">
          <draw:text-box>
            <text:p text:style-name="P3"/>
            <text:p text:style-name="P3"/>
            <text:p text:style-name="P3">Resolving transactional issues with Spring JMS</text:p>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3"/>
          <draw:frame presentation:style-name="pr3" draw:text-style-name="P6" draw:layer="layout" svg:width="14.904cm" svg:height="12.001cm" svg:x="2.708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family-generic="roman" style:font-pitch="variable" fo:font-size="24pt" fo:font-style="normal" fo:text-shadow="none" style:text-underline-style="none" fo:font-weight="normal" style:font-family-asian="'AR PL ShanHeiSun Un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hidden"/>
    </style:style>
    <style:style style:name="Mgr5" style:family="graphic" style:parent-style-name="standard">
      <style:graphic-properties draw:stroke="none" draw:fill="solid" draw:fill-color="#143015" draw:textarea-horizontal-align="left" draw:textarea-vertical-align="middle" draw:auto-grow-height="false" fo:padding-top="0.13cm" fo:padding-bottom="0.13cm" fo:padding-left="0.25cm" fo:padding-right="0.25cm" fo:wrap-option="no-wrap" draw:shadow="hidden" draw:shadow-color="#808080"/>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wrap" draw:shadow="hidden"/>
    </style:style>
    <style:style style:name="Mpr2" style:family="presentation" style:parent-style-name="Default-backgroundobjects">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wrap" draw:shadow="hidden"/>
    </style:style>
    <style:style style:name="Mpr3" style:family="presentation" style:parent-style-name="Title1-backgroundobjects">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wrap" draw:shadow="hidden"/>
    </style:style>
    <style:style style:name="Mpr4" style:family="presentation" style:parent-style-name="Title1-backgroundobjects">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wrap" draw:shadow="hidden"/>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100%" fo:text-align="end" fo:text-indent="0cm"/>
    </style:style>
    <style:style style:name="MP5" style:family="paragraph">
      <style:paragraph-properties style:writing-mode="lr-tb"/>
    </style:style>
    <style:style style:name="MP6" style:family="paragraph">
      <style:paragraph-properties fo:text-align="center"/>
    </style:style>
    <style:style style:name="MP7" style:family="paragraph">
      <style:paragraph-properties text:enable-numbering="false" fo:margin-left="0cm" fo:margin-right="0cm" fo:text-indent="0cm" style:writing-mode="lr-tb"/>
    </style:style>
    <style:style style:name="MP8" style:family="paragraph">
      <style:paragraph-properties text:enable-numbering="false" fo:margin-left="0cm" fo:margin-right="0cm" fo:text-align="end" fo:text-indent="0cm" style:writing-mode="lr-tb"/>
    </style:style>
    <style:style style:name="MP9" style:family="paragraph">
      <style:paragraph-properties fo:margin-left="0cm" fo:margin-right="0cm" fo:line-height="100%" fo:text-indent="0cm"/>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2pt" fo:font-weight="bold" style:font-family-asian="'ＭＳ Ｐゴシック'" style:font-family-generic-asian="modern" style:font-pitch-asian="variable" style:font-size-asian="12pt" style:font-weight-asian="bold" style:font-family-complex="'ＭＳ Ｐゴシック'" style:font-family-generic-complex="modern" style:font-pitch-complex="variable" style:font-size-complex="12pt" style:font-weight-complex="bold"/>
    </style:style>
    <style:style style:name="MT3" style:family="text">
      <style:text-properties fo:font-size="13pt" fo:language="en" fo:country="US" style:font-size-asian="13pt" style:font-size-complex="13pt"/>
    </style:style>
    <style:style style:name="MT4" style:family="text">
      <style:text-properties fo:color="#ffffff" fo:font-family="Verdana" style:font-family-generic="swiss" style:font-pitch="variable" fo:font-size="6pt" fo:language="en" fo:country="US" fo:font-weight="bold" style:font-family-asian="'ＭＳ Ｐゴシック'" style:font-family-generic-asian="modern" style:font-pitch-asian="variable" style:font-size-asian="6pt" style:font-weight-asian="bold" style:font-family-complex="'ＭＳ Ｐゴシック'" style:font-family-generic-complex="modern" style:font-pitch-complex="variable" style:font-size-complex="6pt" style:font-weight-complex="bold"/>
    </style:style>
    <text:list-style style:name="ML1">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JMS - </text:span><text:span text:style-name="MT1"><text:page-number>&lt;number&gt;</text:page-number></text:span></text:p>
        </draw:text-box>
      </draw:frame>
      <draw:page-thumbnail draw:layer="backgroundobjects" svg:width="11.201cm" svg:height="8.4cm" svg:x="4.559cm" svg:y="3.733cm" draw:page-number="1"/>
      <draw:page-thumbnail draw:layer="backgroundobjects" svg:width="11.201cm" svg:height="8.4cm" svg:x="4.559cm" svg:y="14.535cm"/>
    </style:handout-master>
    <style:master-page style:name="Default" style:page-layout-name="PM1" draw:style-name="Mdp1">
      <draw:frame draw:style-name="Mgr3" draw:text-style-name="MP3" draw:layer="backgroundobjects" svg:width="25.4cm" svg:height="3.052cm" svg:x="0cm" svg:y="15.998cm">
        <draw:image xlink:href="Pictures/10000000000002580000007019806B54.jpg" xlink:type="simple" xlink:show="embed" xlink:actuate="onLoad">
          <text:p/>
        </draw:image>
      </draw:frame>
      <draw:frame presentation:style-name="Default-title" draw:layer="backgroundobjects" svg:width="17.476cm" svg:height="2.969cm" svg:x="0.957cm" svg:y="0.117cm" presentation:class="title" presentation:placeholder="true">
        <draw:text-box/>
      </draw:frame>
      <draw:frame presentation:style-name="Default-outline1" draw:layer="backgroundobjects" svg:width="21.855cm" svg:height="12.573cm" svg:x="1.745cm" svg:y="4.657cm" presentation:class="outline" presentation:placeholder="true">
        <draw:text-box/>
      </draw:frame>
      <draw:custom-shape draw:style-name="Mgr4" draw:text-style-name="MP5" draw:layer="backgroundobjects" svg:width="5.292cm" svg:height="1.27cm" svg:x="19.566cm" svg:y="18.181cm">
        <text:p text:style-name="MP4"><text:span text:style-name="MT2"><text:page-number>&lt;number&gt;</text:page-number></text:span></text:p>
        <draw:enhanced-geometry svg:viewBox="0 0 21600 21600" draw:type="rectangle" draw:enhanced-path="M 0 0 L 21600 0 21600 21600 0 21600 0 0 Z N"/>
      </draw:custom-shape>
      <draw:custom-shape draw:style-name="Mgr5" draw:text-style-name="MP5" draw:layer="backgroundobjects" svg:width="24.346cm" svg:height="0.119cm" svg:x="0.525cm" svg:y="3.295cm">
        <text:p/>
        <draw:enhanced-geometry svg:viewBox="0 0 21600 21600"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3" draw:layer="backgroundobjects" svg:width="5.979cm" svg:height="1.821cm" svg:x="18.995cm" svg:y="0.633cm">
        <draw:image xlink:href="Pictures/100000000000054C0000019DA8493AEF.jpg" xlink:type="simple" xlink:show="embed" xlink:actuate="onLoad">
          <text:p/>
        </draw:image>
      </draw:frame>
      <presentation:notes style:page-layout-name="PM0">
        <draw:rect draw:style-name="Mgr6" draw:text-style-name="MP6" draw:layer="backgroundobjects" svg:width="20.32cm" svg:height="26.67cm" svg:x="0cm" svg:y="0cm">
          <text:p/>
        </draw:rect>
        <draw:frame presentation:style-name="Mpr1" draw:text-style-name="MP7" draw:layer="backgroundobjects" svg:width="8.806cm" svg:height="1.333cm" svg:x="0cm" svg:y="0cm" presentation:class="header">
          <draw:text-box>
            <text:p text:style-name="MP7"><text:span text:style-name="MT3"><presentation:header/></text:span></text:p>
          </draw:text-box>
        </draw:frame>
        <draw:frame presentation:style-name="Mpr1" draw:text-style-name="MP8" draw:layer="backgroundobjects" svg:width="8.806cm" svg:height="1.333cm" svg:x="11.514cm" svg:y="0cm" presentation:class="date-time">
          <draw:text-box>
            <text:p text:style-name="MP8"><text:span text:style-name="MT3"><presentation:date-time/></text:span></text:p>
          </draw:text-box>
        </draw:frame>
        <draw:page-thumbnail presentation:style-name="Default-title" draw:layer="backgroundobjects" svg:width="13.335cm" svg:height="10.002cm" svg:x="3.492cm" svg:y="2.001cm" presentation:class="page"/>
        <draw:frame presentation:style-name="Default-notes" draw:layer="backgroundobjects" svg:width="14.904cm" svg:height="12cm" svg:x="2.708cm" svg:y="12.668cm" presentation:class="notes" presentation:placeholder="true">
          <draw:text-box/>
        </draw:frame>
        <draw:frame presentation:style-name="Mpr2" draw:text-style-name="MP7" draw:layer="backgroundobjects" svg:width="8.806cm" svg:height="1.333cm" svg:x="0cm" svg:y="25.337cm" presentation:class="footer">
          <draw:text-box>
            <text:p text:style-name="MP7"><text:span text:style-name="MT3"><presentation:footer/></text:span></text:p>
          </draw:text-box>
        </draw:frame>
        <draw:frame presentation:style-name="Mpr2" draw:text-style-name="MP8" draw:layer="backgroundobjects" svg:width="8.806cm" svg:height="1.333cm" svg:x="11.514cm" svg:y="25.337cm" presentation:class="page-number">
          <draw:text-box>
            <text:p text:style-name="MP8"><text:span text:style-name="MT3"><text:page-number>&lt;number&gt;</text:page-number></text:span></text:p>
          </draw:text-box>
        </draw:frame>
      </presentation:notes>
    </style:master-page>
    <style:master-page style:name="Title1" style:page-layout-name="PM1" draw:style-name="Mdp1">
      <draw:frame draw:style-name="Mgr3" draw:text-style-name="MP3" draw:layer="backgroundobjects" svg:width="25.4cm" svg:height="3.052cm" svg:x="0cm" svg:y="15.998cm">
        <draw:image xlink:href="Pictures/10000000000002580000007019806B54.jpg" xlink:type="simple" xlink:show="embed" xlink:actuate="onLoad">
          <text:p/>
        </draw:image>
      </draw:frame>
      <draw:frame presentation:style-name="Title1-title" draw:layer="backgroundobjects" svg:width="21.59cm" svg:height="3.176cm" svg:x="1.826cm" svg:y="5.767cm" presentation:class="title" presentation:placeholder="true">
        <draw:text-box/>
      </draw:frame>
      <draw:custom-shape draw:style-name="Mgr4" draw:text-style-name="MP5" draw:layer="backgroundobjects" svg:width="18.49cm" svg:height="1.037cm" svg:x="0.635cm" svg:y="18.353cm">
        <text:p text:style-name="MP9"><text:span text:style-name="MT4">Copyright 2006-2010 SpringSource. <text:s/>Copying, publishing or distributing without express written permission is prohibited.</text:span></text:p>
        <draw:enhanced-geometry svg:viewBox="0 0 21600 21600" draw:type="rectangle" draw:enhanced-path="M 0 0 L 21600 0 21600 21600 0 21600 0 0 Z N"/>
      </draw:custom-shape>
      <draw:frame presentation:style-name="Title1-outline1" draw:layer="backgroundobjects" svg:width="22.859cm" svg:height="12.573cm" svg:x="1.27cm" svg:y="4.457cm" presentation:class="outline" presentation:placeholder="true">
        <draw:text-box/>
      </draw:frame>
      <draw:frame draw:style-name="Mgr3" draw:text-style-name="MP3" draw:layer="backgroundobjects" svg:width="5.979cm" svg:height="1.821cm" svg:x="18.995cm" svg:y="0.633cm">
        <draw:image xlink:href="Pictures/100000000000054C0000019DA8493AEF.jpg" xlink:type="simple" xlink:show="embed" xlink:actuate="onLoad">
          <text:p/>
        </draw:image>
      </draw:frame>
      <presentation:notes style:page-layout-name="PM0">
        <draw:rect draw:style-name="Mgr6" draw:text-style-name="MP6" draw:layer="backgroundobjects" svg:width="20.32cm" svg:height="26.67cm" svg:x="0cm" svg:y="0cm">
          <text:p/>
        </draw:rect>
        <draw:frame presentation:style-name="Mpr3" draw:text-style-name="MP7" draw:layer="backgroundobjects" svg:width="8.806cm" svg:height="1.333cm" svg:x="0cm" svg:y="0cm" presentation:class="header">
          <draw:text-box>
            <text:p text:style-name="MP7"><text:span text:style-name="MT3"><presentation:header/></text:span></text:p>
          </draw:text-box>
        </draw:frame>
        <draw:frame presentation:style-name="Mpr3" draw:text-style-name="MP8" draw:layer="backgroundobjects" svg:width="8.806cm" svg:height="1.333cm" svg:x="11.514cm" svg:y="0cm" presentation:class="date-time">
          <draw:text-box>
            <text:p text:style-name="MP8"><text:span text:style-name="MT3"><presentation:date-time/></text:span></text:p>
          </draw:text-box>
        </draw:frame>
        <draw:page-thumbnail presentation:style-name="Title1-title" draw:layer="backgroundobjects" svg:width="13.335cm" svg:height="10.002cm" svg:x="3.492cm" svg:y="2.001cm" presentation:class="page"/>
        <draw:frame presentation:style-name="Title1-notes" draw:layer="backgroundobjects" svg:width="14.904cm" svg:height="12cm" svg:x="2.708cm" svg:y="12.668cm" presentation:class="notes" presentation:placeholder="true">
          <draw:text-box/>
        </draw:frame>
        <draw:frame presentation:style-name="Mpr4" draw:text-style-name="MP7" draw:layer="backgroundobjects" svg:width="8.806cm" svg:height="1.333cm" svg:x="0cm" svg:y="25.337cm" presentation:class="footer">
          <draw:text-box>
            <text:p text:style-name="MP7"><text:span text:style-name="MT3"><presentation:footer/></text:span></text:p>
          </draw:text-box>
        </draw:frame>
        <draw:frame presentation:style-name="Mpr4" draw:text-style-name="MP8" draw:layer="backgroundobjects" svg:width="8.806cm" svg:height="1.333cm" svg:x="11.514cm" svg:y="25.337cm" presentation:class="page-number">
          <draw:text-box>
            <text:p text:style-name="MP8"><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2$Build-9483</meta:generator>
    <dc:title>Module Name</dc:title>
    <meta:initial-creator>Mark Fisher</meta:initial-creator>
    <meta:creation-date>2006-09-22T09:51:11</meta:creation-date>
    <dc:date>2012-02-29T11:51:54</dc:date>
    <dc:language>en-US</dc:language>
    <meta:editing-cycles>131</meta:editing-cycles>
    <meta:editing-duration>PT116H43M24S</meta:editing-duration>
    <dc:creator>Joel Budgor</dc:creator>
    <meta:document-statistic meta:object-count="318"/>
    <meta:user-defined meta:name="Info 1"/>
    <meta:user-defined meta:name="Info 2"/>
    <meta:user-defined meta:name="Info 3"/>
    <meta:user-defined meta:name="Info 4"/>
  </office:meta>
</office:document-meta>
</file>